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217in"/>
    </style:style>
    <style:style style:name="co2" style:family="table-column">
      <style:table-column-properties fo:break-before="auto" style:column-width="1.57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ash_nonce_size" table:style-name="ta1">
        <table:shapes>
          <draw:frame draw:z-index="0" draw:style-name="gr1" draw:text-style-name="P1" svg:width="8.0402in" svg:height="4.7382in" svg:x="4.0047in" svg:y="0.1669in">
            <draw:object draw:notify-on-update-of-ranges="hash_nonce_size.A2:hash_nonce_size.A24 hash_nonce_size.B1:hash_nonce_size.B1 hash_nonce_size.B2:hash_nonce_size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3689in" svg:height="6.5358in" svg:x="1.0827in" svg:y="7.435in">
            <draw:object draw:notify-on-update-of-ranges="hash_nonce_size.A31:hash_nonce_size.A31 hash_nonce_size.B31:hash_nonce_size.O31 hash_nonce_size.A32:hash_nonce_size.A32 hash_nonce_size.B32:hash_nonce_size.O32 hash_nonce_size.A33:hash_nonce_size.A33 hash_nonce_size.B33:hash_nonce_size.O33 hash_nonce_size.A34:hash_nonce_size.A34 hash_nonce_size.B34:hash_nonce_size.O34 hash_nonce_size.A35:hash_nonce_size.A35 hash_nonce_size.B35:hash_nonce_size.O35 hash_nonce_size.A36:hash_nonce_size.A36 hash_nonce_size.B36:hash_nonce_size.O36 hash_nonce_size.A37:hash_nonce_size.A37 hash_nonce_size.B37:hash_nonce_size.O37 hash_nonce_size.A38:hash_nonce_size.A38 hash_nonce_size.B38:hash_nonce_size.O38 hash_nonce_size.A39:hash_nonce_size.A39 hash_nonce_size.B39:hash_nonce_size.O39 hash_nonce_size.A40:hash_nonce_size.A40 hash_nonce_size.B40:hash_nonce_size.O40 hash_nonce_size.A41:hash_nonce_size.A41 hash_nonce_size.B41:hash_nonce_size.O41 hash_nonce_size.A42:hash_nonce_size.A42 hash_nonce_size.B42:hash_nonce_size.O42 hash_nonce_size.A43:hash_nonce_size.A43 hash_nonce_size.B43:hash_nonce_size.O43 hash_nonce_size.A44:hash_nonce_size.A44 hash_nonce_size.B44:hash_nonce_size.O44 hash_nonce_size.A45:hash_nonce_size.A45 hash_nonce_size.B45:hash_nonce_size.O45 hash_nonce_size.A46:hash_nonce_size.A46 hash_nonce_size.B46:hash_nonce_size.O46 hash_nonce_size.A47:hash_nonce_size.A47 hash_nonce_size.B47:hash_nonce_size.O47 hash_nonce_size.A48:hash_nonce_size.A48 hash_nonce_size.B48:hash_nonce_size.O48 hash_nonce_size.A49:hash_nonce_size.A49 hash_nonce_size.B49:hash_nonce_size.O49 hash_nonce_size.A50:hash_nonce_size.A50 hash_nonce_size.B50:hash_nonce_size.O50 hash_nonce_size.A51:hash_nonce_size.A51 hash_nonce_size.B51:hash_nonce_size.O51 hash_nonce_size.A52:hash_nonce_size.A52 hash_nonce_size.B52:hash_nonce_size.O52 hash_nonce_size.A53:hash_nonce_size.A53 hash_nonce_size.B53:hash_nonce_size.O53 hash_nonce_size.A54:hash_nonce_size.A54 hash_nonce_size.B54:hash_nonce_size.O5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14" table:default-cell-style-name="Default"/>
        <table:table-row table:style-name="ro1">
          <table:table-cell office:value-type="string" calcext:value-type="string">
            <text:p>num_leading_zeros</text:p>
          </table:table-cell>
          <table:table-cell office:value-type="string" calcext:value-type="string">
            <text:p><text:s/>seconds_per_hash</text:p>
          </table:table-cell>
          <table:table-cell table:number-columns-repeated="1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000216665649330631" calcext:value-type="float">
            <text:p>2.16665649330631E-06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00357316471660549" calcext:value-type="float">
            <text:p>3.57316471660549E-06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723518130010537" calcext:value-type="float">
            <text:p>7.23518130010537E-06</text:p>
          </table:table-cell>
          <table:table-cell table:number-columns-repeated="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0015004442599214" calcext:value-type="float">
            <text:p>1.5004442599214E-05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0297952971333871" calcext:value-type="float">
            <text:p>2.97952971333871E-05</text:p>
          </table:table-cell>
          <table:table-cell table:number-columns-repeated="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00548514778347453" calcext:value-type="float">
            <text:p>5.48514778347453E-05</text:p>
          </table:table-cell>
          <table:table-cell table:number-columns-repeated="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011973076100306" calcext:value-type="float">
            <text:p>0.00011973076100306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239393602658917" calcext:value-type="float">
            <text:p>0.000239393602658917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477162291669326" calcext:value-type="float">
            <text:p>0.000477162291669326</text:p>
          </table:table-cell>
          <table:table-cell table:number-columns-repeated="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909087753292018" calcext:value-type="float">
            <text:p>0.000909087753292018</text:p>
          </table:table-cell>
          <table:table-cell table:number-columns-repeated="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173661678001129" calcext:value-type="float">
            <text:p>0.00173661678001129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59547364996009" calcext:value-type="float">
            <text:p>0.00359547364996009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788279315665326" calcext:value-type="float">
            <text:p>0.00788279315665326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52469302300112" calcext:value-type="float">
            <text:p>0.0152469302300112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301915483733561" calcext:value-type="float">
            <text:p>0.030191548373356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571265077999851" calcext:value-type="float">
            <text:p>0.0571265077999851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115881865063323" calcext:value-type="float">
            <text:p>0.115881865063323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35767008913341" calcext:value-type="float">
            <text:p>0.235767008913341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530849263249984" calcext:value-type="float">
            <text:p>0.530849263249984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2325502097335" calcext:value-type="float">
            <text:p>0.92325502097335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.07426305866335" calcext:value-type="float">
            <text:p>2.07426305866335</text:p>
          </table:table-cell>
          <table:table-cell table:number-columns-repeated="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34511278142333" calcext:value-type="float">
            <text:p>4.34511278142333</text:p>
          </table:table-cell>
          <table:table-cell table:number-columns-repeated="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.42284727207666" calcext:value-type="float">
            <text:p>8.42284727207666</text:p>
          </table:table-cell>
          <table:table-cell table:number-columns-repeated="14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7"/>
          <table:table-cell office:value-type="string" calcext:value-type="string">
            <text:p># of Blocks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2 * [.B31]" office:value-type="float" office:value="2" calcext:value-type="float">
            <text:p>2</text:p>
          </table:table-cell>
          <table:table-cell table:formula="of:=2 * [.C31]" office:value-type="float" office:value="4" calcext:value-type="float">
            <text:p>4</text:p>
          </table:table-cell>
          <table:table-cell table:formula="of:=2 * [.D31]" office:value-type="float" office:value="8" calcext:value-type="float">
            <text:p>8</text:p>
          </table:table-cell>
          <table:table-cell table:formula="of:=2 * [.E31]" office:value-type="float" office:value="16" calcext:value-type="float">
            <text:p>16</text:p>
          </table:table-cell>
          <table:table-cell table:formula="of:=2 * [.F31]" office:value-type="float" office:value="32" calcext:value-type="float">
            <text:p>32</text:p>
          </table:table-cell>
          <table:table-cell table:formula="of:=2 * [.G31]" office:value-type="float" office:value="64" calcext:value-type="float">
            <text:p>64</text:p>
          </table:table-cell>
          <table:table-cell table:formula="of:=2 * [.H31]" office:value-type="float" office:value="128" calcext:value-type="float">
            <text:p>128</text:p>
          </table:table-cell>
          <table:table-cell table:formula="of:=2 * [.I31]" office:value-type="float" office:value="256" calcext:value-type="float">
            <text:p>256</text:p>
          </table:table-cell>
          <table:table-cell table:formula="of:=2 * [.J31]" office:value-type="float" office:value="512" calcext:value-type="float">
            <text:p>512</text:p>
          </table:table-cell>
          <table:table-cell table:formula="of:=2 * [.K31]" office:value-type="float" office:value="1024" calcext:value-type="float">
            <text:p>1024</text:p>
          </table:table-cell>
          <table:table-cell table:formula="of:=2 * [.L31]" office:value-type="float" office:value="2048" calcext:value-type="float">
            <text:p>2048</text:p>
          </table:table-cell>
          <table:table-cell table:formula="of:=2 * [.M31]" office:value-type="float" office:value="4096" calcext:value-type="float">
            <text:p>4096</text:p>
          </table:table-cell>
          <table:table-cell table:formula="of:=2 * [.N31]" office:value-type="float" office:value="8192" calcext:value-type="float">
            <text:p>819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" office:value-type="float" office:value="1" calcext:value-type="float">
            <text:p>1</text:p>
          </table:table-cell>
          <table:table-cell table:formula="of:=[.$B2]*[.B$31]" office:value-type="float" office:value="0.00000216665649330631" calcext:value-type="float">
            <text:p>2.16665649330631E-06</text:p>
          </table:table-cell>
          <table:table-cell table:formula="of:=[.$B2]*[.C$31]" office:value-type="float" office:value="0.00000433331298661263" calcext:value-type="float">
            <text:p>4.33331298661263E-06</text:p>
          </table:table-cell>
          <table:table-cell table:formula="of:=[.$B2]*[.D$31]" office:value-type="float" office:value="0.00000866662597322526" calcext:value-type="float">
            <text:p>8.66662597322526E-06</text:p>
          </table:table-cell>
          <table:table-cell table:formula="of:=[.$B2]*[.E$31]" office:value-type="float" office:value="0.0000173332519464505" calcext:value-type="float">
            <text:p>1.73332519464505E-05</text:p>
          </table:table-cell>
          <table:table-cell table:formula="of:=[.$B2]*[.F$31]" office:value-type="float" office:value="0.000034666503892901" calcext:value-type="float">
            <text:p>3.4666503892901E-05</text:p>
          </table:table-cell>
          <table:table-cell table:formula="of:=[.$B2]*[.G$31]" office:value-type="float" office:value="0.0000693330077858021" calcext:value-type="float">
            <text:p>6.93330077858021E-05</text:p>
          </table:table-cell>
          <table:table-cell table:formula="of:=[.$B2]*[.H$31]" office:value-type="float" office:value="0.000138666015571604" calcext:value-type="float">
            <text:p>0.000138666015571604</text:p>
          </table:table-cell>
          <table:table-cell table:formula="of:=[.$B2]*[.I$31]" office:value-type="float" office:value="0.000277332031143208" calcext:value-type="float">
            <text:p>0.000277332031143208</text:p>
          </table:table-cell>
          <table:table-cell table:formula="of:=[.$B2]*[.J$31]" office:value-type="float" office:value="0.000554664062286417" calcext:value-type="float">
            <text:p>0.000554664062286417</text:p>
          </table:table-cell>
          <table:table-cell table:formula="of:=[.$B2]*[.K$31]" office:value-type="float" office:value="0.00110932812457283" calcext:value-type="float">
            <text:p>0.00110932812457283</text:p>
          </table:table-cell>
          <table:table-cell table:formula="of:=[.$B2]*[.L$31]" office:value-type="float" office:value="0.00221865624914567" calcext:value-type="float">
            <text:p>0.00221865624914567</text:p>
          </table:table-cell>
          <table:table-cell table:formula="of:=[.$B2]*[.M$31]" office:value-type="float" office:value="0.00443731249829133" calcext:value-type="float">
            <text:p>0.00443731249829133</text:p>
          </table:table-cell>
          <table:table-cell table:formula="of:=[.$B2]*[.N$31]" office:value-type="float" office:value="0.00887462499658267" calcext:value-type="float">
            <text:p>0.00887462499658267</text:p>
          </table:table-cell>
          <table:table-cell table:formula="of:=[.$B2]*[.O$31]" office:value-type="float" office:value="0.0177492499931653" calcext:value-type="float">
            <text:p>0.0177492499931653</text:p>
          </table:table-cell>
          <table:table-cell/>
        </table:table-row>
        <table:table-row table:style-name="ro1">
          <table:table-cell table:formula="of:=[.A3]" office:value-type="float" office:value="2" calcext:value-type="float">
            <text:p>2</text:p>
          </table:table-cell>
          <table:table-cell table:formula="of:=[.$B3]*[.B$31]" office:value-type="float" office:value="0.00000357316471660549" calcext:value-type="float">
            <text:p>3.57316471660549E-06</text:p>
          </table:table-cell>
          <table:table-cell table:formula="of:=[.$B3]*[.C$31]" office:value-type="float" office:value="0.00000714632943321097" calcext:value-type="float">
            <text:p>7.14632943321097E-06</text:p>
          </table:table-cell>
          <table:table-cell table:formula="of:=[.$B3]*[.D$31]" office:value-type="float" office:value="0.0000142926588664219" calcext:value-type="float">
            <text:p>1.42926588664219E-05</text:p>
          </table:table-cell>
          <table:table-cell table:formula="of:=[.$B3]*[.E$31]" office:value-type="float" office:value="0.0000285853177328439" calcext:value-type="float">
            <text:p>2.85853177328439E-05</text:p>
          </table:table-cell>
          <table:table-cell table:formula="of:=[.$B3]*[.F$31]" office:value-type="float" office:value="0.0000571706354656878" calcext:value-type="float">
            <text:p>5.71706354656878E-05</text:p>
          </table:table-cell>
          <table:table-cell table:formula="of:=[.$B3]*[.G$31]" office:value-type="float" office:value="0.000114341270931376" calcext:value-type="float">
            <text:p>0.000114341270931376</text:p>
          </table:table-cell>
          <table:table-cell table:formula="of:=[.$B3]*[.H$31]" office:value-type="float" office:value="0.000228682541862751" calcext:value-type="float">
            <text:p>0.000228682541862751</text:p>
          </table:table-cell>
          <table:table-cell table:formula="of:=[.$B3]*[.I$31]" office:value-type="float" office:value="0.000457365083725502" calcext:value-type="float">
            <text:p>0.000457365083725502</text:p>
          </table:table-cell>
          <table:table-cell table:formula="of:=[.$B3]*[.J$31]" office:value-type="float" office:value="0.000914730167451004" calcext:value-type="float">
            <text:p>0.000914730167451004</text:p>
          </table:table-cell>
          <table:table-cell table:formula="of:=[.$B3]*[.K$31]" office:value-type="float" office:value="0.00182946033490201" calcext:value-type="float">
            <text:p>0.00182946033490201</text:p>
          </table:table-cell>
          <table:table-cell table:formula="of:=[.$B3]*[.L$31]" office:value-type="float" office:value="0.00365892066980402" calcext:value-type="float">
            <text:p>0.00365892066980402</text:p>
          </table:table-cell>
          <table:table-cell table:formula="of:=[.$B3]*[.M$31]" office:value-type="float" office:value="0.00731784133960803" calcext:value-type="float">
            <text:p>0.00731784133960803</text:p>
          </table:table-cell>
          <table:table-cell table:formula="of:=[.$B3]*[.N$31]" office:value-type="float" office:value="0.0146356826792161" calcext:value-type="float">
            <text:p>0.0146356826792161</text:p>
          </table:table-cell>
          <table:table-cell table:formula="of:=[.$B3]*[.O$31]" office:value-type="float" office:value="0.0292713653584321" calcext:value-type="float">
            <text:p>0.0292713653584321</text:p>
          </table:table-cell>
          <table:table-cell/>
        </table:table-row>
        <table:table-row table:style-name="ro1">
          <table:table-cell table:formula="of:=[.A4]" office:value-type="float" office:value="3" calcext:value-type="float">
            <text:p>3</text:p>
          </table:table-cell>
          <table:table-cell table:formula="of:=[.$B4]*[.B$31]" office:value-type="float" office:value="0.00000723518130010537" calcext:value-type="float">
            <text:p>7.23518130010537E-06</text:p>
          </table:table-cell>
          <table:table-cell table:formula="of:=[.$B4]*[.C$31]" office:value-type="float" office:value="0.0000144703626002107" calcext:value-type="float">
            <text:p>1.44703626002107E-05</text:p>
          </table:table-cell>
          <table:table-cell table:formula="of:=[.$B4]*[.D$31]" office:value-type="float" office:value="0.0000289407252004215" calcext:value-type="float">
            <text:p>2.89407252004215E-05</text:p>
          </table:table-cell>
          <table:table-cell table:formula="of:=[.$B4]*[.E$31]" office:value-type="float" office:value="0.000057881450400843" calcext:value-type="float">
            <text:p>5.7881450400843E-05</text:p>
          </table:table-cell>
          <table:table-cell table:formula="of:=[.$B4]*[.F$31]" office:value-type="float" office:value="0.000115762900801686" calcext:value-type="float">
            <text:p>0.000115762900801686</text:p>
          </table:table-cell>
          <table:table-cell table:formula="of:=[.$B4]*[.G$31]" office:value-type="float" office:value="0.000231525801603372" calcext:value-type="float">
            <text:p>0.000231525801603372</text:p>
          </table:table-cell>
          <table:table-cell table:formula="of:=[.$B4]*[.H$31]" office:value-type="float" office:value="0.000463051603206744" calcext:value-type="float">
            <text:p>0.000463051603206744</text:p>
          </table:table-cell>
          <table:table-cell table:formula="of:=[.$B4]*[.I$31]" office:value-type="float" office:value="0.000926103206413488" calcext:value-type="float">
            <text:p>0.000926103206413488</text:p>
          </table:table-cell>
          <table:table-cell table:formula="of:=[.$B4]*[.J$31]" office:value-type="float" office:value="0.00185220641282698" calcext:value-type="float">
            <text:p>0.00185220641282698</text:p>
          </table:table-cell>
          <table:table-cell table:formula="of:=[.$B4]*[.K$31]" office:value-type="float" office:value="0.00370441282565395" calcext:value-type="float">
            <text:p>0.00370441282565395</text:p>
          </table:table-cell>
          <table:table-cell table:formula="of:=[.$B4]*[.L$31]" office:value-type="float" office:value="0.0074088256513079" calcext:value-type="float">
            <text:p>0.0074088256513079</text:p>
          </table:table-cell>
          <table:table-cell table:formula="of:=[.$B4]*[.M$31]" office:value-type="float" office:value="0.0148176513026158" calcext:value-type="float">
            <text:p>0.0148176513026158</text:p>
          </table:table-cell>
          <table:table-cell table:formula="of:=[.$B4]*[.N$31]" office:value-type="float" office:value="0.0296353026052316" calcext:value-type="float">
            <text:p>0.0296353026052316</text:p>
          </table:table-cell>
          <table:table-cell table:formula="of:=[.$B4]*[.O$31]" office:value-type="float" office:value="0.0592706052104632" calcext:value-type="float">
            <text:p>0.0592706052104632</text:p>
          </table:table-cell>
          <table:table-cell/>
        </table:table-row>
        <table:table-row table:style-name="ro1">
          <table:table-cell table:formula="of:=[.A5]" office:value-type="float" office:value="4" calcext:value-type="float">
            <text:p>4</text:p>
          </table:table-cell>
          <table:table-cell table:formula="of:=[.$B5]*[.B$31]" office:value-type="float" office:value="0.000015004442599214" calcext:value-type="float">
            <text:p>1.5004442599214E-05</text:p>
          </table:table-cell>
          <table:table-cell table:formula="of:=[.$B5]*[.C$31]" office:value-type="float" office:value="0.000030008885198428" calcext:value-type="float">
            <text:p>3.0008885198428E-05</text:p>
          </table:table-cell>
          <table:table-cell table:formula="of:=[.$B5]*[.D$31]" office:value-type="float" office:value="0.000060017770396856" calcext:value-type="float">
            <text:p>6.0017770396856E-05</text:p>
          </table:table-cell>
          <table:table-cell table:formula="of:=[.$B5]*[.E$31]" office:value-type="float" office:value="0.000120035540793712" calcext:value-type="float">
            <text:p>0.000120035540793712</text:p>
          </table:table-cell>
          <table:table-cell table:formula="of:=[.$B5]*[.F$31]" office:value-type="float" office:value="0.000240071081587424" calcext:value-type="float">
            <text:p>0.000240071081587424</text:p>
          </table:table-cell>
          <table:table-cell table:formula="of:=[.$B5]*[.G$31]" office:value-type="float" office:value="0.000480142163174848" calcext:value-type="float">
            <text:p>0.000480142163174848</text:p>
          </table:table-cell>
          <table:table-cell table:formula="of:=[.$B5]*[.H$31]" office:value-type="float" office:value="0.000960284326349695" calcext:value-type="float">
            <text:p>0.000960284326349695</text:p>
          </table:table-cell>
          <table:table-cell table:formula="of:=[.$B5]*[.I$31]" office:value-type="float" office:value="0.00192056865269939" calcext:value-type="float">
            <text:p>0.00192056865269939</text:p>
          </table:table-cell>
          <table:table-cell table:formula="of:=[.$B5]*[.J$31]" office:value-type="float" office:value="0.00384113730539878" calcext:value-type="float">
            <text:p>0.00384113730539878</text:p>
          </table:table-cell>
          <table:table-cell table:formula="of:=[.$B5]*[.K$31]" office:value-type="float" office:value="0.00768227461079756" calcext:value-type="float">
            <text:p>0.00768227461079756</text:p>
          </table:table-cell>
          <table:table-cell table:formula="of:=[.$B5]*[.L$31]" office:value-type="float" office:value="0.0153645492215951" calcext:value-type="float">
            <text:p>0.0153645492215951</text:p>
          </table:table-cell>
          <table:table-cell table:formula="of:=[.$B5]*[.M$31]" office:value-type="float" office:value="0.0307290984431903" calcext:value-type="float">
            <text:p>0.0307290984431903</text:p>
          </table:table-cell>
          <table:table-cell table:formula="of:=[.$B5]*[.N$31]" office:value-type="float" office:value="0.0614581968863805" calcext:value-type="float">
            <text:p>0.0614581968863805</text:p>
          </table:table-cell>
          <table:table-cell table:formula="of:=[.$B5]*[.O$31]" office:value-type="float" office:value="0.122916393772761" calcext:value-type="float">
            <text:p>0.122916393772761</text:p>
          </table:table-cell>
          <table:table-cell/>
        </table:table-row>
        <table:table-row table:style-name="ro1">
          <table:table-cell table:formula="of:=[.A6]" office:value-type="float" office:value="5" calcext:value-type="float">
            <text:p>5</text:p>
          </table:table-cell>
          <table:table-cell table:formula="of:=[.$B6]*[.B$31]" office:value-type="float" office:value="0.0000297952971333871" calcext:value-type="float">
            <text:p>2.97952971333871E-05</text:p>
          </table:table-cell>
          <table:table-cell table:formula="of:=[.$B6]*[.C$31]" office:value-type="float" office:value="0.0000595905942667741" calcext:value-type="float">
            <text:p>5.95905942667741E-05</text:p>
          </table:table-cell>
          <table:table-cell table:formula="of:=[.$B6]*[.D$31]" office:value-type="float" office:value="0.000119181188533548" calcext:value-type="float">
            <text:p>0.000119181188533548</text:p>
          </table:table-cell>
          <table:table-cell table:formula="of:=[.$B6]*[.E$31]" office:value-type="float" office:value="0.000238362377067097" calcext:value-type="float">
            <text:p>0.000238362377067097</text:p>
          </table:table-cell>
          <table:table-cell table:formula="of:=[.$B6]*[.F$31]" office:value-type="float" office:value="0.000476724754134193" calcext:value-type="float">
            <text:p>0.000476724754134193</text:p>
          </table:table-cell>
          <table:table-cell table:formula="of:=[.$B6]*[.G$31]" office:value-type="float" office:value="0.000953449508268386" calcext:value-type="float">
            <text:p>0.000953449508268386</text:p>
          </table:table-cell>
          <table:table-cell table:formula="of:=[.$B6]*[.H$31]" office:value-type="float" office:value="0.00190689901653677" calcext:value-type="float">
            <text:p>0.00190689901653677</text:p>
          </table:table-cell>
          <table:table-cell table:formula="of:=[.$B6]*[.I$31]" office:value-type="float" office:value="0.00381379803307354" calcext:value-type="float">
            <text:p>0.00381379803307354</text:p>
          </table:table-cell>
          <table:table-cell table:formula="of:=[.$B6]*[.J$31]" office:value-type="float" office:value="0.00762759606614709" calcext:value-type="float">
            <text:p>0.00762759606614709</text:p>
          </table:table-cell>
          <table:table-cell table:formula="of:=[.$B6]*[.K$31]" office:value-type="float" office:value="0.0152551921322942" calcext:value-type="float">
            <text:p>0.0152551921322942</text:p>
          </table:table-cell>
          <table:table-cell table:formula="of:=[.$B6]*[.L$31]" office:value-type="float" office:value="0.0305103842645884" calcext:value-type="float">
            <text:p>0.0305103842645884</text:p>
          </table:table-cell>
          <table:table-cell table:formula="of:=[.$B6]*[.M$31]" office:value-type="float" office:value="0.0610207685291767" calcext:value-type="float">
            <text:p>0.0610207685291767</text:p>
          </table:table-cell>
          <table:table-cell table:formula="of:=[.$B6]*[.N$31]" office:value-type="float" office:value="0.122041537058353" calcext:value-type="float">
            <text:p>0.122041537058353</text:p>
          </table:table-cell>
          <table:table-cell table:formula="of:=[.$B6]*[.O$31]" office:value-type="float" office:value="0.244083074116707" calcext:value-type="float">
            <text:p>0.244083074116707</text:p>
          </table:table-cell>
          <table:table-cell/>
        </table:table-row>
        <table:table-row table:style-name="ro1">
          <table:table-cell table:formula="of:=[.A7]" office:value-type="float" office:value="6" calcext:value-type="float">
            <text:p>6</text:p>
          </table:table-cell>
          <table:table-cell table:formula="of:=[.$B7]*[.B$31]" office:value-type="float" office:value="0.0000548514778347453" calcext:value-type="float">
            <text:p>5.48514778347453E-05</text:p>
          </table:table-cell>
          <table:table-cell table:formula="of:=[.$B7]*[.C$31]" office:value-type="float" office:value="0.000109702955669491" calcext:value-type="float">
            <text:p>0.000109702955669491</text:p>
          </table:table-cell>
          <table:table-cell table:formula="of:=[.$B7]*[.D$31]" office:value-type="float" office:value="0.000219405911338981" calcext:value-type="float">
            <text:p>0.000219405911338981</text:p>
          </table:table-cell>
          <table:table-cell table:formula="of:=[.$B7]*[.E$31]" office:value-type="float" office:value="0.000438811822677963" calcext:value-type="float">
            <text:p>0.000438811822677963</text:p>
          </table:table-cell>
          <table:table-cell table:formula="of:=[.$B7]*[.F$31]" office:value-type="float" office:value="0.000877623645355925" calcext:value-type="float">
            <text:p>0.000877623645355925</text:p>
          </table:table-cell>
          <table:table-cell table:formula="of:=[.$B7]*[.G$31]" office:value-type="float" office:value="0.00175524729071185" calcext:value-type="float">
            <text:p>0.00175524729071185</text:p>
          </table:table-cell>
          <table:table-cell table:formula="of:=[.$B7]*[.H$31]" office:value-type="float" office:value="0.0035104945814237" calcext:value-type="float">
            <text:p>0.0035104945814237</text:p>
          </table:table-cell>
          <table:table-cell table:formula="of:=[.$B7]*[.I$31]" office:value-type="float" office:value="0.0070209891628474" calcext:value-type="float">
            <text:p>0.0070209891628474</text:p>
          </table:table-cell>
          <table:table-cell table:formula="of:=[.$B7]*[.J$31]" office:value-type="float" office:value="0.0140419783256948" calcext:value-type="float">
            <text:p>0.0140419783256948</text:p>
          </table:table-cell>
          <table:table-cell table:formula="of:=[.$B7]*[.K$31]" office:value-type="float" office:value="0.0280839566513896" calcext:value-type="float">
            <text:p>0.0280839566513896</text:p>
          </table:table-cell>
          <table:table-cell table:formula="of:=[.$B7]*[.L$31]" office:value-type="float" office:value="0.0561679133027792" calcext:value-type="float">
            <text:p>0.0561679133027792</text:p>
          </table:table-cell>
          <table:table-cell table:formula="of:=[.$B7]*[.M$31]" office:value-type="float" office:value="0.112335826605558" calcext:value-type="float">
            <text:p>0.112335826605558</text:p>
          </table:table-cell>
          <table:table-cell table:formula="of:=[.$B7]*[.N$31]" office:value-type="float" office:value="0.224671653211117" calcext:value-type="float">
            <text:p>0.224671653211117</text:p>
          </table:table-cell>
          <table:table-cell table:formula="of:=[.$B7]*[.O$31]" office:value-type="float" office:value="0.449343306422234" calcext:value-type="float">
            <text:p>0.449343306422234</text:p>
          </table:table-cell>
          <table:table-cell/>
        </table:table-row>
        <table:table-row table:style-name="ro1">
          <table:table-cell table:formula="of:=[.A8]" office:value-type="float" office:value="7" calcext:value-type="float">
            <text:p>7</text:p>
          </table:table-cell>
          <table:table-cell table:formula="of:=[.$B8]*[.B$31]" office:value-type="float" office:value="0.00011973076100306" calcext:value-type="float">
            <text:p>0.00011973076100306</text:p>
          </table:table-cell>
          <table:table-cell table:formula="of:=[.$B8]*[.C$31]" office:value-type="float" office:value="0.000239461522006119" calcext:value-type="float">
            <text:p>0.000239461522006119</text:p>
          </table:table-cell>
          <table:table-cell table:formula="of:=[.$B8]*[.D$31]" office:value-type="float" office:value="0.000478923044012239" calcext:value-type="float">
            <text:p>0.000478923044012239</text:p>
          </table:table-cell>
          <table:table-cell table:formula="of:=[.$B8]*[.E$31]" office:value-type="float" office:value="0.000957846088024477" calcext:value-type="float">
            <text:p>0.000957846088024477</text:p>
          </table:table-cell>
          <table:table-cell table:formula="of:=[.$B8]*[.F$31]" office:value-type="float" office:value="0.00191569217604895" calcext:value-type="float">
            <text:p>0.00191569217604895</text:p>
          </table:table-cell>
          <table:table-cell table:formula="of:=[.$B8]*[.G$31]" office:value-type="float" office:value="0.00383138435209791" calcext:value-type="float">
            <text:p>0.00383138435209791</text:p>
          </table:table-cell>
          <table:table-cell table:formula="of:=[.$B8]*[.H$31]" office:value-type="float" office:value="0.00766276870419582" calcext:value-type="float">
            <text:p>0.00766276870419582</text:p>
          </table:table-cell>
          <table:table-cell table:formula="of:=[.$B8]*[.I$31]" office:value-type="float" office:value="0.0153255374083916" calcext:value-type="float">
            <text:p>0.0153255374083916</text:p>
          </table:table-cell>
          <table:table-cell table:formula="of:=[.$B8]*[.J$31]" office:value-type="float" office:value="0.0306510748167833" calcext:value-type="float">
            <text:p>0.0306510748167833</text:p>
          </table:table-cell>
          <table:table-cell table:formula="of:=[.$B8]*[.K$31]" office:value-type="float" office:value="0.0613021496335665" calcext:value-type="float">
            <text:p>0.0613021496335665</text:p>
          </table:table-cell>
          <table:table-cell table:formula="of:=[.$B8]*[.L$31]" office:value-type="float" office:value="0.122604299267133" calcext:value-type="float">
            <text:p>0.122604299267133</text:p>
          </table:table-cell>
          <table:table-cell table:formula="of:=[.$B8]*[.M$31]" office:value-type="float" office:value="0.245208598534266" calcext:value-type="float">
            <text:p>0.245208598534266</text:p>
          </table:table-cell>
          <table:table-cell table:formula="of:=[.$B8]*[.N$31]" office:value-type="float" office:value="0.490417197068532" calcext:value-type="float">
            <text:p>0.490417197068532</text:p>
          </table:table-cell>
          <table:table-cell table:formula="of:=[.$B8]*[.O$31]" office:value-type="float" office:value="0.980834394137065" calcext:value-type="float">
            <text:p>0.980834394137065</text:p>
          </table:table-cell>
          <table:table-cell/>
        </table:table-row>
        <table:table-row table:style-name="ro1">
          <table:table-cell table:formula="of:=[.A9]" office:value-type="float" office:value="8" calcext:value-type="float">
            <text:p>8</text:p>
          </table:table-cell>
          <table:table-cell table:formula="of:=[.$B9]*[.B$31]" office:value-type="float" office:value="0.000239393602658917" calcext:value-type="float">
            <text:p>0.000239393602658917</text:p>
          </table:table-cell>
          <table:table-cell table:formula="of:=[.$B9]*[.C$31]" office:value-type="float" office:value="0.000478787205317834" calcext:value-type="float">
            <text:p>0.000478787205317834</text:p>
          </table:table-cell>
          <table:table-cell table:formula="of:=[.$B9]*[.D$31]" office:value-type="float" office:value="0.000957574410635668" calcext:value-type="float">
            <text:p>0.000957574410635668</text:p>
          </table:table-cell>
          <table:table-cell table:formula="of:=[.$B9]*[.E$31]" office:value-type="float" office:value="0.00191514882127134" calcext:value-type="float">
            <text:p>0.00191514882127134</text:p>
          </table:table-cell>
          <table:table-cell table:formula="of:=[.$B9]*[.F$31]" office:value-type="float" office:value="0.00383029764254267" calcext:value-type="float">
            <text:p>0.00383029764254267</text:p>
          </table:table-cell>
          <table:table-cell table:formula="of:=[.$B9]*[.G$31]" office:value-type="float" office:value="0.00766059528508534" calcext:value-type="float">
            <text:p>0.00766059528508534</text:p>
          </table:table-cell>
          <table:table-cell table:formula="of:=[.$B9]*[.H$31]" office:value-type="float" office:value="0.0153211905701707" calcext:value-type="float">
            <text:p>0.0153211905701707</text:p>
          </table:table-cell>
          <table:table-cell table:formula="of:=[.$B9]*[.I$31]" office:value-type="float" office:value="0.0306423811403414" calcext:value-type="float">
            <text:p>0.0306423811403414</text:p>
          </table:table-cell>
          <table:table-cell table:formula="of:=[.$B9]*[.J$31]" office:value-type="float" office:value="0.0612847622806827" calcext:value-type="float">
            <text:p>0.0612847622806827</text:p>
          </table:table-cell>
          <table:table-cell table:formula="of:=[.$B9]*[.K$31]" office:value-type="float" office:value="0.122569524561365" calcext:value-type="float">
            <text:p>0.122569524561365</text:p>
          </table:table-cell>
          <table:table-cell table:formula="of:=[.$B9]*[.L$31]" office:value-type="float" office:value="0.245139049122731" calcext:value-type="float">
            <text:p>0.245139049122731</text:p>
          </table:table-cell>
          <table:table-cell table:formula="of:=[.$B9]*[.M$31]" office:value-type="float" office:value="0.490278098245462" calcext:value-type="float">
            <text:p>0.490278098245462</text:p>
          </table:table-cell>
          <table:table-cell table:formula="of:=[.$B9]*[.N$31]" office:value-type="float" office:value="0.980556196490923" calcext:value-type="float">
            <text:p>0.980556196490923</text:p>
          </table:table-cell>
          <table:table-cell table:formula="of:=[.$B9]*[.O$31]" office:value-type="float" office:value="1.96111239298185" calcext:value-type="float">
            <text:p>1.96111239298185</text:p>
          </table:table-cell>
          <table:table-cell/>
        </table:table-row>
        <table:table-row table:style-name="ro1">
          <table:table-cell table:formula="of:=[.A10]" office:value-type="float" office:value="9" calcext:value-type="float">
            <text:p>9</text:p>
          </table:table-cell>
          <table:table-cell table:formula="of:=[.$B10]*[.B$31]" office:value-type="float" office:value="0.000477162291669326" calcext:value-type="float">
            <text:p>0.000477162291669326</text:p>
          </table:table-cell>
          <table:table-cell table:formula="of:=[.$B10]*[.C$31]" office:value-type="float" office:value="0.000954324583338651" calcext:value-type="float">
            <text:p>0.000954324583338651</text:p>
          </table:table-cell>
          <table:table-cell table:formula="of:=[.$B10]*[.D$31]" office:value-type="float" office:value="0.0019086491666773" calcext:value-type="float">
            <text:p>0.0019086491666773</text:p>
          </table:table-cell>
          <table:table-cell table:formula="of:=[.$B10]*[.E$31]" office:value-type="float" office:value="0.0038172983333546" calcext:value-type="float">
            <text:p>0.0038172983333546</text:p>
          </table:table-cell>
          <table:table-cell table:formula="of:=[.$B10]*[.F$31]" office:value-type="float" office:value="0.00763459666670921" calcext:value-type="float">
            <text:p>0.00763459666670921</text:p>
          </table:table-cell>
          <table:table-cell table:formula="of:=[.$B10]*[.G$31]" office:value-type="float" office:value="0.0152691933334184" calcext:value-type="float">
            <text:p>0.0152691933334184</text:p>
          </table:table-cell>
          <table:table-cell table:formula="of:=[.$B10]*[.H$31]" office:value-type="float" office:value="0.0305383866668368" calcext:value-type="float">
            <text:p>0.0305383866668368</text:p>
          </table:table-cell>
          <table:table-cell table:formula="of:=[.$B10]*[.I$31]" office:value-type="float" office:value="0.0610767733336737" calcext:value-type="float">
            <text:p>0.0610767733336737</text:p>
          </table:table-cell>
          <table:table-cell table:formula="of:=[.$B10]*[.J$31]" office:value-type="float" office:value="0.122153546667347" calcext:value-type="float">
            <text:p>0.122153546667347</text:p>
          </table:table-cell>
          <table:table-cell table:formula="of:=[.$B10]*[.K$31]" office:value-type="float" office:value="0.244307093334695" calcext:value-type="float">
            <text:p>0.244307093334695</text:p>
          </table:table-cell>
          <table:table-cell table:formula="of:=[.$B10]*[.L$31]" office:value-type="float" office:value="0.488614186669389" calcext:value-type="float">
            <text:p>0.488614186669389</text:p>
          </table:table-cell>
          <table:table-cell table:formula="of:=[.$B10]*[.M$31]" office:value-type="float" office:value="0.977228373338779" calcext:value-type="float">
            <text:p>0.977228373338779</text:p>
          </table:table-cell>
          <table:table-cell table:formula="of:=[.$B10]*[.N$31]" office:value-type="float" office:value="1.95445674667756" calcext:value-type="float">
            <text:p>1.95445674667756</text:p>
          </table:table-cell>
          <table:table-cell table:formula="of:=[.$B10]*[.O$31]" office:value-type="float" office:value="3.90891349335512" calcext:value-type="float">
            <text:p>3.90891349335512</text:p>
          </table:table-cell>
          <table:table-cell/>
        </table:table-row>
        <table:table-row table:style-name="ro1">
          <table:table-cell table:formula="of:=[.A11]" office:value-type="float" office:value="10" calcext:value-type="float">
            <text:p>10</text:p>
          </table:table-cell>
          <table:table-cell table:formula="of:=[.$B11]*[.B$31]" office:value-type="float" office:value="0.000909087753292018" calcext:value-type="float">
            <text:p>0.000909087753292018</text:p>
          </table:table-cell>
          <table:table-cell table:formula="of:=[.$B11]*[.C$31]" office:value-type="float" office:value="0.00181817550658404" calcext:value-type="float">
            <text:p>0.00181817550658404</text:p>
          </table:table-cell>
          <table:table-cell table:formula="of:=[.$B11]*[.D$31]" office:value-type="float" office:value="0.00363635101316807" calcext:value-type="float">
            <text:p>0.00363635101316807</text:p>
          </table:table-cell>
          <table:table-cell table:formula="of:=[.$B11]*[.E$31]" office:value-type="float" office:value="0.00727270202633614" calcext:value-type="float">
            <text:p>0.00727270202633614</text:p>
          </table:table-cell>
          <table:table-cell table:formula="of:=[.$B11]*[.F$31]" office:value-type="float" office:value="0.0145454040526723" calcext:value-type="float">
            <text:p>0.0145454040526723</text:p>
          </table:table-cell>
          <table:table-cell table:formula="of:=[.$B11]*[.G$31]" office:value-type="float" office:value="0.0290908081053446" calcext:value-type="float">
            <text:p>0.0290908081053446</text:p>
          </table:table-cell>
          <table:table-cell table:formula="of:=[.$B11]*[.H$31]" office:value-type="float" office:value="0.0581816162106891" calcext:value-type="float">
            <text:p>0.0581816162106891</text:p>
          </table:table-cell>
          <table:table-cell table:formula="of:=[.$B11]*[.I$31]" office:value-type="float" office:value="0.116363232421378" calcext:value-type="float">
            <text:p>0.116363232421378</text:p>
          </table:table-cell>
          <table:table-cell table:formula="of:=[.$B11]*[.J$31]" office:value-type="float" office:value="0.232726464842757" calcext:value-type="float">
            <text:p>0.232726464842757</text:p>
          </table:table-cell>
          <table:table-cell table:formula="of:=[.$B11]*[.K$31]" office:value-type="float" office:value="0.465452929685513" calcext:value-type="float">
            <text:p>0.465452929685513</text:p>
          </table:table-cell>
          <table:table-cell table:formula="of:=[.$B11]*[.L$31]" office:value-type="float" office:value="0.930905859371026" calcext:value-type="float">
            <text:p>0.930905859371026</text:p>
          </table:table-cell>
          <table:table-cell table:formula="of:=[.$B11]*[.M$31]" office:value-type="float" office:value="1.86181171874205" calcext:value-type="float">
            <text:p>1.86181171874205</text:p>
          </table:table-cell>
          <table:table-cell table:formula="of:=[.$B11]*[.N$31]" office:value-type="float" office:value="3.72362343748411" calcext:value-type="float">
            <text:p>3.72362343748411</text:p>
          </table:table-cell>
          <table:table-cell table:formula="of:=[.$B11]*[.O$31]" office:value-type="float" office:value="7.44724687496821" calcext:value-type="float">
            <text:p>7.44724687496821</text:p>
          </table:table-cell>
          <table:table-cell/>
        </table:table-row>
        <table:table-row table:style-name="ro1">
          <table:table-cell table:formula="of:=[.A12]" office:value-type="float" office:value="11" calcext:value-type="float">
            <text:p>11</text:p>
          </table:table-cell>
          <table:table-cell table:formula="of:=[.$B12]*[.B$31]" office:value-type="float" office:value="0.00173661678001129" calcext:value-type="float">
            <text:p>0.00173661678001129</text:p>
          </table:table-cell>
          <table:table-cell table:formula="of:=[.$B12]*[.C$31]" office:value-type="float" office:value="0.00347323356002259" calcext:value-type="float">
            <text:p>0.00347323356002259</text:p>
          </table:table-cell>
          <table:table-cell table:formula="of:=[.$B12]*[.D$31]" office:value-type="float" office:value="0.00694646712004518" calcext:value-type="float">
            <text:p>0.00694646712004518</text:p>
          </table:table-cell>
          <table:table-cell table:formula="of:=[.$B12]*[.E$31]" office:value-type="float" office:value="0.0138929342400903" calcext:value-type="float">
            <text:p>0.0138929342400903</text:p>
          </table:table-cell>
          <table:table-cell table:formula="of:=[.$B12]*[.F$31]" office:value-type="float" office:value="0.0277858684801807" calcext:value-type="float">
            <text:p>0.0277858684801807</text:p>
          </table:table-cell>
          <table:table-cell table:formula="of:=[.$B12]*[.G$31]" office:value-type="float" office:value="0.0555717369603614" calcext:value-type="float">
            <text:p>0.0555717369603614</text:p>
          </table:table-cell>
          <table:table-cell table:formula="of:=[.$B12]*[.H$31]" office:value-type="float" office:value="0.111143473920723" calcext:value-type="float">
            <text:p>0.111143473920723</text:p>
          </table:table-cell>
          <table:table-cell table:formula="of:=[.$B12]*[.I$31]" office:value-type="float" office:value="0.222286947841446" calcext:value-type="float">
            <text:p>0.222286947841446</text:p>
          </table:table-cell>
          <table:table-cell table:formula="of:=[.$B12]*[.J$31]" office:value-type="float" office:value="0.444573895682891" calcext:value-type="float">
            <text:p>0.444573895682891</text:p>
          </table:table-cell>
          <table:table-cell table:formula="of:=[.$B12]*[.K$31]" office:value-type="float" office:value="0.889147791365782" calcext:value-type="float">
            <text:p>0.889147791365782</text:p>
          </table:table-cell>
          <table:table-cell table:formula="of:=[.$B12]*[.L$31]" office:value-type="float" office:value="1.77829558273156" calcext:value-type="float">
            <text:p>1.77829558273156</text:p>
          </table:table-cell>
          <table:table-cell table:formula="of:=[.$B12]*[.M$31]" office:value-type="float" office:value="3.55659116546313" calcext:value-type="float">
            <text:p>3.55659116546313</text:p>
          </table:table-cell>
          <table:table-cell table:formula="of:=[.$B12]*[.N$31]" office:value-type="float" office:value="7.11318233092626" calcext:value-type="float">
            <text:p>7.11318233092626</text:p>
          </table:table-cell>
          <table:table-cell table:formula="of:=[.$B12]*[.O$31]" office:value-type="float" office:value="14.2263646618525" calcext:value-type="float">
            <text:p>14.2263646618525</text:p>
          </table:table-cell>
          <table:table-cell/>
        </table:table-row>
        <table:table-row table:style-name="ro1">
          <table:table-cell table:formula="of:=[.A13]" office:value-type="float" office:value="12" calcext:value-type="float">
            <text:p>12</text:p>
          </table:table-cell>
          <table:table-cell table:formula="of:=[.$B13]*[.B$31]" office:value-type="float" office:value="0.00359547364996009" calcext:value-type="float">
            <text:p>0.00359547364996009</text:p>
          </table:table-cell>
          <table:table-cell table:formula="of:=[.$B13]*[.C$31]" office:value-type="float" office:value="0.00719094729992018" calcext:value-type="float">
            <text:p>0.00719094729992018</text:p>
          </table:table-cell>
          <table:table-cell table:formula="of:=[.$B13]*[.D$31]" office:value-type="float" office:value="0.0143818945998404" calcext:value-type="float">
            <text:p>0.0143818945998404</text:p>
          </table:table-cell>
          <table:table-cell table:formula="of:=[.$B13]*[.E$31]" office:value-type="float" office:value="0.0287637891996807" calcext:value-type="float">
            <text:p>0.0287637891996807</text:p>
          </table:table-cell>
          <table:table-cell table:formula="of:=[.$B13]*[.F$31]" office:value-type="float" office:value="0.0575275783993614" calcext:value-type="float">
            <text:p>0.0575275783993614</text:p>
          </table:table-cell>
          <table:table-cell table:formula="of:=[.$B13]*[.G$31]" office:value-type="float" office:value="0.115055156798723" calcext:value-type="float">
            <text:p>0.115055156798723</text:p>
          </table:table-cell>
          <table:table-cell table:formula="of:=[.$B13]*[.H$31]" office:value-type="float" office:value="0.230110313597446" calcext:value-type="float">
            <text:p>0.230110313597446</text:p>
          </table:table-cell>
          <table:table-cell table:formula="of:=[.$B13]*[.I$31]" office:value-type="float" office:value="0.460220627194891" calcext:value-type="float">
            <text:p>0.460220627194891</text:p>
          </table:table-cell>
          <table:table-cell table:formula="of:=[.$B13]*[.J$31]" office:value-type="float" office:value="0.920441254389783" calcext:value-type="float">
            <text:p>0.920441254389783</text:p>
          </table:table-cell>
          <table:table-cell table:formula="of:=[.$B13]*[.K$31]" office:value-type="float" office:value="1.84088250877957" calcext:value-type="float">
            <text:p>1.84088250877957</text:p>
          </table:table-cell>
          <table:table-cell table:formula="of:=[.$B13]*[.L$31]" office:value-type="float" office:value="3.68176501755913" calcext:value-type="float">
            <text:p>3.68176501755913</text:p>
          </table:table-cell>
          <table:table-cell table:formula="of:=[.$B13]*[.M$31]" office:value-type="float" office:value="7.36353003511826" calcext:value-type="float">
            <text:p>7.36353003511826</text:p>
          </table:table-cell>
          <table:table-cell table:formula="of:=[.$B13]*[.N$31]" office:value-type="float" office:value="14.7270600702365" calcext:value-type="float">
            <text:p>14.7270600702365</text:p>
          </table:table-cell>
          <table:table-cell table:formula="of:=[.$B13]*[.O$31]" office:value-type="float" office:value="29.454120140473" calcext:value-type="float">
            <text:p>29.454120140473</text:p>
          </table:table-cell>
          <table:table-cell/>
        </table:table-row>
        <table:table-row table:style-name="ro1">
          <table:table-cell table:formula="of:=[.A14]" office:value-type="float" office:value="13" calcext:value-type="float">
            <text:p>13</text:p>
          </table:table-cell>
          <table:table-cell table:formula="of:=[.$B14]*[.B$31]" office:value-type="float" office:value="0.00788279315665326" calcext:value-type="float">
            <text:p>0.00788279315665326</text:p>
          </table:table-cell>
          <table:table-cell table:formula="of:=[.$B14]*[.C$31]" office:value-type="float" office:value="0.0157655863133065" calcext:value-type="float">
            <text:p>0.0157655863133065</text:p>
          </table:table-cell>
          <table:table-cell table:formula="of:=[.$B14]*[.D$31]" office:value-type="float" office:value="0.031531172626613" calcext:value-type="float">
            <text:p>0.031531172626613</text:p>
          </table:table-cell>
          <table:table-cell table:formula="of:=[.$B14]*[.E$31]" office:value-type="float" office:value="0.063062345253226" calcext:value-type="float">
            <text:p>0.063062345253226</text:p>
          </table:table-cell>
          <table:table-cell table:formula="of:=[.$B14]*[.F$31]" office:value-type="float" office:value="0.126124690506452" calcext:value-type="float">
            <text:p>0.126124690506452</text:p>
          </table:table-cell>
          <table:table-cell table:formula="of:=[.$B14]*[.G$31]" office:value-type="float" office:value="0.252249381012904" calcext:value-type="float">
            <text:p>0.252249381012904</text:p>
          </table:table-cell>
          <table:table-cell table:formula="of:=[.$B14]*[.H$31]" office:value-type="float" office:value="0.504498762025808" calcext:value-type="float">
            <text:p>0.504498762025808</text:p>
          </table:table-cell>
          <table:table-cell table:formula="of:=[.$B14]*[.I$31]" office:value-type="float" office:value="1.00899752405162" calcext:value-type="float">
            <text:p>1.00899752405162</text:p>
          </table:table-cell>
          <table:table-cell table:formula="of:=[.$B14]*[.J$31]" office:value-type="float" office:value="2.01799504810323" calcext:value-type="float">
            <text:p>2.01799504810323</text:p>
          </table:table-cell>
          <table:table-cell table:formula="of:=[.$B14]*[.K$31]" office:value-type="float" office:value="4.03599009620647" calcext:value-type="float">
            <text:p>4.03599009620647</text:p>
          </table:table-cell>
          <table:table-cell table:formula="of:=[.$B14]*[.L$31]" office:value-type="float" office:value="8.07198019241293" calcext:value-type="float">
            <text:p>8.07198019241293</text:p>
          </table:table-cell>
          <table:table-cell table:formula="of:=[.$B14]*[.M$31]" office:value-type="float" office:value="16.1439603848259" calcext:value-type="float">
            <text:p>16.1439603848259</text:p>
          </table:table-cell>
          <table:table-cell table:formula="of:=[.$B14]*[.N$31]" office:value-type="float" office:value="32.2879207696517" calcext:value-type="float">
            <text:p>32.2879207696517</text:p>
          </table:table-cell>
          <table:table-cell table:formula="of:=[.$B14]*[.O$31]" office:value-type="float" office:value="64.5758415393035" calcext:value-type="float">
            <text:p>64.5758415393035</text:p>
          </table:table-cell>
          <table:table-cell/>
        </table:table-row>
        <table:table-row table:style-name="ro1">
          <table:table-cell table:formula="of:=[.A15]" office:value-type="float" office:value="14" calcext:value-type="float">
            <text:p>14</text:p>
          </table:table-cell>
          <table:table-cell table:formula="of:=[.$B15]*[.B$31]" office:value-type="float" office:value="0.0152469302300112" calcext:value-type="float">
            <text:p>0.0152469302300112</text:p>
          </table:table-cell>
          <table:table-cell table:formula="of:=[.$B15]*[.C$31]" office:value-type="float" office:value="0.0304938604600223" calcext:value-type="float">
            <text:p>0.0304938604600223</text:p>
          </table:table-cell>
          <table:table-cell table:formula="of:=[.$B15]*[.D$31]" office:value-type="float" office:value="0.0609877209200446" calcext:value-type="float">
            <text:p>0.0609877209200446</text:p>
          </table:table-cell>
          <table:table-cell table:formula="of:=[.$B15]*[.E$31]" office:value-type="float" office:value="0.121975441840089" calcext:value-type="float">
            <text:p>0.121975441840089</text:p>
          </table:table-cell>
          <table:table-cell table:formula="of:=[.$B15]*[.F$31]" office:value-type="float" office:value="0.243950883680178" calcext:value-type="float">
            <text:p>0.243950883680178</text:p>
          </table:table-cell>
          <table:table-cell table:formula="of:=[.$B15]*[.G$31]" office:value-type="float" office:value="0.487901767360357" calcext:value-type="float">
            <text:p>0.487901767360357</text:p>
          </table:table-cell>
          <table:table-cell table:formula="of:=[.$B15]*[.H$31]" office:value-type="float" office:value="0.975803534720714" calcext:value-type="float">
            <text:p>0.975803534720714</text:p>
          </table:table-cell>
          <table:table-cell table:formula="of:=[.$B15]*[.I$31]" office:value-type="float" office:value="1.95160706944143" calcext:value-type="float">
            <text:p>1.95160706944143</text:p>
          </table:table-cell>
          <table:table-cell table:formula="of:=[.$B15]*[.J$31]" office:value-type="float" office:value="3.90321413888286" calcext:value-type="float">
            <text:p>3.90321413888286</text:p>
          </table:table-cell>
          <table:table-cell table:formula="of:=[.$B15]*[.K$31]" office:value-type="float" office:value="7.80642827776571" calcext:value-type="float">
            <text:p>7.80642827776571</text:p>
          </table:table-cell>
          <table:table-cell table:formula="of:=[.$B15]*[.L$31]" office:value-type="float" office:value="15.6128565555314" calcext:value-type="float">
            <text:p>15.6128565555314</text:p>
          </table:table-cell>
          <table:table-cell table:formula="of:=[.$B15]*[.M$31]" office:value-type="float" office:value="31.2257131110628" calcext:value-type="float">
            <text:p>31.2257131110628</text:p>
          </table:table-cell>
          <table:table-cell table:formula="of:=[.$B15]*[.N$31]" office:value-type="float" office:value="62.4514262221257" calcext:value-type="float">
            <text:p>62.4514262221257</text:p>
          </table:table-cell>
          <table:table-cell table:formula="of:=[.$B15]*[.O$31]" office:value-type="float" office:value="124.902852444251" calcext:value-type="float">
            <text:p>124.902852444251</text:p>
          </table:table-cell>
          <table:table-cell/>
        </table:table-row>
        <table:table-row table:style-name="ro1">
          <table:table-cell table:formula="of:=[.A16]" office:value-type="float" office:value="15" calcext:value-type="float">
            <text:p>15</text:p>
          </table:table-cell>
          <table:table-cell table:formula="of:=[.$B16]*[.B$31]" office:value-type="float" office:value="0.0301915483733561" calcext:value-type="float">
            <text:p>0.0301915483733561</text:p>
          </table:table-cell>
          <table:table-cell table:formula="of:=[.$B16]*[.C$31]" office:value-type="float" office:value="0.0603830967467123" calcext:value-type="float">
            <text:p>0.0603830967467123</text:p>
          </table:table-cell>
          <table:table-cell table:formula="of:=[.$B16]*[.D$31]" office:value-type="float" office:value="0.120766193493425" calcext:value-type="float">
            <text:p>0.120766193493425</text:p>
          </table:table-cell>
          <table:table-cell table:formula="of:=[.$B16]*[.E$31]" office:value-type="float" office:value="0.241532386986849" calcext:value-type="float">
            <text:p>0.241532386986849</text:p>
          </table:table-cell>
          <table:table-cell table:formula="of:=[.$B16]*[.F$31]" office:value-type="float" office:value="0.483064773973698" calcext:value-type="float">
            <text:p>0.483064773973698</text:p>
          </table:table-cell>
          <table:table-cell table:formula="of:=[.$B16]*[.G$31]" office:value-type="float" office:value="0.966129547947397" calcext:value-type="float">
            <text:p>0.966129547947397</text:p>
          </table:table-cell>
          <table:table-cell table:formula="of:=[.$B16]*[.H$31]" office:value-type="float" office:value="1.93225909589479" calcext:value-type="float">
            <text:p>1.93225909589479</text:p>
          </table:table-cell>
          <table:table-cell table:formula="of:=[.$B16]*[.I$31]" office:value-type="float" office:value="3.86451819178959" calcext:value-type="float">
            <text:p>3.86451819178959</text:p>
          </table:table-cell>
          <table:table-cell table:formula="of:=[.$B16]*[.J$31]" office:value-type="float" office:value="7.72903638357917" calcext:value-type="float">
            <text:p>7.72903638357917</text:p>
          </table:table-cell>
          <table:table-cell table:formula="of:=[.$B16]*[.K$31]" office:value-type="float" office:value="15.4580727671583" calcext:value-type="float">
            <text:p>15.4580727671583</text:p>
          </table:table-cell>
          <table:table-cell table:formula="of:=[.$B16]*[.L$31]" office:value-type="float" office:value="30.9161455343167" calcext:value-type="float">
            <text:p>30.9161455343167</text:p>
          </table:table-cell>
          <table:table-cell table:formula="of:=[.$B16]*[.M$31]" office:value-type="float" office:value="61.8322910686334" calcext:value-type="float">
            <text:p>61.8322910686334</text:p>
          </table:table-cell>
          <table:table-cell table:formula="of:=[.$B16]*[.N$31]" office:value-type="float" office:value="123.664582137267" calcext:value-type="float">
            <text:p>123.664582137267</text:p>
          </table:table-cell>
          <table:table-cell table:formula="of:=[.$B16]*[.O$31]" office:value-type="float" office:value="247.329164274534" calcext:value-type="float">
            <text:p>247.329164274534</text:p>
          </table:table-cell>
          <table:table-cell/>
        </table:table-row>
        <table:table-row table:style-name="ro1">
          <table:table-cell table:formula="of:=[.A17]" office:value-type="float" office:value="16" calcext:value-type="float">
            <text:p>16</text:p>
          </table:table-cell>
          <table:table-cell table:formula="of:=[.$B17]*[.B$31]" office:value-type="float" office:value="0.0571265077999851" calcext:value-type="float">
            <text:p>0.0571265077999851</text:p>
          </table:table-cell>
          <table:table-cell table:formula="of:=[.$B17]*[.C$31]" office:value-type="float" office:value="0.11425301559997" calcext:value-type="float">
            <text:p>0.11425301559997</text:p>
          </table:table-cell>
          <table:table-cell table:formula="of:=[.$B17]*[.D$31]" office:value-type="float" office:value="0.22850603119994" calcext:value-type="float">
            <text:p>0.22850603119994</text:p>
          </table:table-cell>
          <table:table-cell table:formula="of:=[.$B17]*[.E$31]" office:value-type="float" office:value="0.457012062399881" calcext:value-type="float">
            <text:p>0.457012062399881</text:p>
          </table:table-cell>
          <table:table-cell table:formula="of:=[.$B17]*[.F$31]" office:value-type="float" office:value="0.914024124799762" calcext:value-type="float">
            <text:p>0.914024124799762</text:p>
          </table:table-cell>
          <table:table-cell table:formula="of:=[.$B17]*[.G$31]" office:value-type="float" office:value="1.82804824959952" calcext:value-type="float">
            <text:p>1.82804824959952</text:p>
          </table:table-cell>
          <table:table-cell table:formula="of:=[.$B17]*[.H$31]" office:value-type="float" office:value="3.65609649919905" calcext:value-type="float">
            <text:p>3.65609649919905</text:p>
          </table:table-cell>
          <table:table-cell table:formula="of:=[.$B17]*[.I$31]" office:value-type="float" office:value="7.3121929983981" calcext:value-type="float">
            <text:p>7.3121929983981</text:p>
          </table:table-cell>
          <table:table-cell table:formula="of:=[.$B17]*[.J$31]" office:value-type="float" office:value="14.6243859967962" calcext:value-type="float">
            <text:p>14.6243859967962</text:p>
          </table:table-cell>
          <table:table-cell table:formula="of:=[.$B17]*[.K$31]" office:value-type="float" office:value="29.2487719935924" calcext:value-type="float">
            <text:p>29.2487719935924</text:p>
          </table:table-cell>
          <table:table-cell table:formula="of:=[.$B17]*[.L$31]" office:value-type="float" office:value="58.4975439871848" calcext:value-type="float">
            <text:p>58.4975439871848</text:p>
          </table:table-cell>
          <table:table-cell table:formula="of:=[.$B17]*[.M$31]" office:value-type="float" office:value="116.99508797437" calcext:value-type="float">
            <text:p>116.99508797437</text:p>
          </table:table-cell>
          <table:table-cell table:formula="of:=[.$B17]*[.N$31]" office:value-type="float" office:value="233.990175948739" calcext:value-type="float">
            <text:p>233.990175948739</text:p>
          </table:table-cell>
          <table:table-cell table:formula="of:=[.$B17]*[.O$31]" office:value-type="float" office:value="467.980351897478" calcext:value-type="float">
            <text:p>467.980351897478</text:p>
          </table:table-cell>
          <table:table-cell/>
        </table:table-row>
        <table:table-row table:style-name="ro1">
          <table:table-cell table:formula="of:=[.A18]" office:value-type="float" office:value="17" calcext:value-type="float">
            <text:p>17</text:p>
          </table:table-cell>
          <table:table-cell table:formula="of:=[.$B18]*[.B$31]" office:value-type="float" office:value="0.115881865063323" calcext:value-type="float">
            <text:p>0.115881865063323</text:p>
          </table:table-cell>
          <table:table-cell table:formula="of:=[.$B18]*[.C$31]" office:value-type="float" office:value="0.231763730126646" calcext:value-type="float">
            <text:p>0.231763730126646</text:p>
          </table:table-cell>
          <table:table-cell table:formula="of:=[.$B18]*[.D$31]" office:value-type="float" office:value="0.463527460253293" calcext:value-type="float">
            <text:p>0.463527460253293</text:p>
          </table:table-cell>
          <table:table-cell table:formula="of:=[.$B18]*[.E$31]" office:value-type="float" office:value="0.927054920506586" calcext:value-type="float">
            <text:p>0.927054920506586</text:p>
          </table:table-cell>
          <table:table-cell table:formula="of:=[.$B18]*[.F$31]" office:value-type="float" office:value="1.85410984101317" calcext:value-type="float">
            <text:p>1.85410984101317</text:p>
          </table:table-cell>
          <table:table-cell table:formula="of:=[.$B18]*[.G$31]" office:value-type="float" office:value="3.70821968202634" calcext:value-type="float">
            <text:p>3.70821968202634</text:p>
          </table:table-cell>
          <table:table-cell table:formula="of:=[.$B18]*[.H$31]" office:value-type="float" office:value="7.41643936405269" calcext:value-type="float">
            <text:p>7.41643936405269</text:p>
          </table:table-cell>
          <table:table-cell table:formula="of:=[.$B18]*[.I$31]" office:value-type="float" office:value="14.8328787281054" calcext:value-type="float">
            <text:p>14.8328787281054</text:p>
          </table:table-cell>
          <table:table-cell table:formula="of:=[.$B18]*[.J$31]" office:value-type="float" office:value="29.6657574562108" calcext:value-type="float">
            <text:p>29.6657574562108</text:p>
          </table:table-cell>
          <table:table-cell table:formula="of:=[.$B18]*[.K$31]" office:value-type="float" office:value="59.3315149124215" calcext:value-type="float">
            <text:p>59.3315149124215</text:p>
          </table:table-cell>
          <table:table-cell table:formula="of:=[.$B18]*[.L$31]" office:value-type="float" office:value="118.663029824843" calcext:value-type="float">
            <text:p>118.663029824843</text:p>
          </table:table-cell>
          <table:table-cell table:formula="of:=[.$B18]*[.M$31]" office:value-type="float" office:value="237.326059649686" calcext:value-type="float">
            <text:p>237.326059649686</text:p>
          </table:table-cell>
          <table:table-cell table:formula="of:=[.$B18]*[.N$31]" office:value-type="float" office:value="474.652119299372" calcext:value-type="float">
            <text:p>474.652119299372</text:p>
          </table:table-cell>
          <table:table-cell table:formula="of:=[.$B18]*[.O$31]" office:value-type="float" office:value="949.304238598744" calcext:value-type="float">
            <text:p>949.304238598744</text:p>
          </table:table-cell>
          <table:table-cell/>
        </table:table-row>
        <table:table-row table:style-name="ro1">
          <table:table-cell table:formula="of:=[.A19]" office:value-type="float" office:value="18" calcext:value-type="float">
            <text:p>18</text:p>
          </table:table-cell>
          <table:table-cell table:formula="of:=[.$B19]*[.B$31]" office:value-type="float" office:value="0.235767008913341" calcext:value-type="float">
            <text:p>0.235767008913341</text:p>
          </table:table-cell>
          <table:table-cell table:formula="of:=[.$B19]*[.C$31]" office:value-type="float" office:value="0.471534017826683" calcext:value-type="float">
            <text:p>0.471534017826683</text:p>
          </table:table-cell>
          <table:table-cell table:formula="of:=[.$B19]*[.D$31]" office:value-type="float" office:value="0.943068035653366" calcext:value-type="float">
            <text:p>0.943068035653366</text:p>
          </table:table-cell>
          <table:table-cell table:formula="of:=[.$B19]*[.E$31]" office:value-type="float" office:value="1.88613607130673" calcext:value-type="float">
            <text:p>1.88613607130673</text:p>
          </table:table-cell>
          <table:table-cell table:formula="of:=[.$B19]*[.F$31]" office:value-type="float" office:value="3.77227214261346" calcext:value-type="float">
            <text:p>3.77227214261346</text:p>
          </table:table-cell>
          <table:table-cell table:formula="of:=[.$B19]*[.G$31]" office:value-type="float" office:value="7.54454428522692" calcext:value-type="float">
            <text:p>7.54454428522692</text:p>
          </table:table-cell>
          <table:table-cell table:formula="of:=[.$B19]*[.H$31]" office:value-type="float" office:value="15.0890885704538" calcext:value-type="float">
            <text:p>15.0890885704538</text:p>
          </table:table-cell>
          <table:table-cell table:formula="of:=[.$B19]*[.I$31]" office:value-type="float" office:value="30.1781771409077" calcext:value-type="float">
            <text:p>30.1781771409077</text:p>
          </table:table-cell>
          <table:table-cell table:formula="of:=[.$B19]*[.J$31]" office:value-type="float" office:value="60.3563542818154" calcext:value-type="float">
            <text:p>60.3563542818154</text:p>
          </table:table-cell>
          <table:table-cell table:formula="of:=[.$B19]*[.K$31]" office:value-type="float" office:value="120.712708563631" calcext:value-type="float">
            <text:p>120.712708563631</text:p>
          </table:table-cell>
          <table:table-cell table:formula="of:=[.$B19]*[.L$31]" office:value-type="float" office:value="241.425417127262" calcext:value-type="float">
            <text:p>241.425417127262</text:p>
          </table:table-cell>
          <table:table-cell table:formula="of:=[.$B19]*[.M$31]" office:value-type="float" office:value="482.850834254523" calcext:value-type="float">
            <text:p>482.850834254523</text:p>
          </table:table-cell>
          <table:table-cell table:formula="of:=[.$B19]*[.N$31]" office:value-type="float" office:value="965.701668509046" calcext:value-type="float">
            <text:p>965.701668509046</text:p>
          </table:table-cell>
          <table:table-cell table:formula="of:=[.$B19]*[.O$31]" office:value-type="float" office:value="1931.40333701809" calcext:value-type="float">
            <text:p>1931.40333701809</text:p>
          </table:table-cell>
          <table:table-cell/>
        </table:table-row>
        <table:table-row table:style-name="ro1">
          <table:table-cell table:formula="of:=[.A20]" office:value-type="float" office:value="19" calcext:value-type="float">
            <text:p>19</text:p>
          </table:table-cell>
          <table:table-cell table:formula="of:=[.$B20]*[.B$31]" office:value-type="float" office:value="0.530849263249984" calcext:value-type="float">
            <text:p>0.530849263249984</text:p>
          </table:table-cell>
          <table:table-cell table:formula="of:=[.$B20]*[.C$31]" office:value-type="float" office:value="1.06169852649997" calcext:value-type="float">
            <text:p>1.06169852649997</text:p>
          </table:table-cell>
          <table:table-cell table:formula="of:=[.$B20]*[.D$31]" office:value-type="float" office:value="2.12339705299994" calcext:value-type="float">
            <text:p>2.12339705299994</text:p>
          </table:table-cell>
          <table:table-cell table:formula="of:=[.$B20]*[.E$31]" office:value-type="float" office:value="4.24679410599987" calcext:value-type="float">
            <text:p>4.24679410599987</text:p>
          </table:table-cell>
          <table:table-cell table:formula="of:=[.$B20]*[.F$31]" office:value-type="float" office:value="8.49358821199974" calcext:value-type="float">
            <text:p>8.49358821199974</text:p>
          </table:table-cell>
          <table:table-cell table:formula="of:=[.$B20]*[.G$31]" office:value-type="float" office:value="16.9871764239995" calcext:value-type="float">
            <text:p>16.9871764239995</text:p>
          </table:table-cell>
          <table:table-cell table:formula="of:=[.$B20]*[.H$31]" office:value-type="float" office:value="33.974352847999" calcext:value-type="float">
            <text:p>33.974352847999</text:p>
          </table:table-cell>
          <table:table-cell table:formula="of:=[.$B20]*[.I$31]" office:value-type="float" office:value="67.9487056959979" calcext:value-type="float">
            <text:p>67.9487056959979</text:p>
          </table:table-cell>
          <table:table-cell table:formula="of:=[.$B20]*[.J$31]" office:value-type="float" office:value="135.897411391996" calcext:value-type="float">
            <text:p>135.897411391996</text:p>
          </table:table-cell>
          <table:table-cell table:formula="of:=[.$B20]*[.K$31]" office:value-type="float" office:value="271.794822783992" calcext:value-type="float">
            <text:p>271.794822783992</text:p>
          </table:table-cell>
          <table:table-cell table:formula="of:=[.$B20]*[.L$31]" office:value-type="float" office:value="543.589645567984" calcext:value-type="float">
            <text:p>543.589645567984</text:p>
          </table:table-cell>
          <table:table-cell table:formula="of:=[.$B20]*[.M$31]" office:value-type="float" office:value="1087.17929113597" calcext:value-type="float">
            <text:p>1087.17929113597</text:p>
          </table:table-cell>
          <table:table-cell table:formula="of:=[.$B20]*[.N$31]" office:value-type="float" office:value="2174.35858227193" calcext:value-type="float">
            <text:p>2174.35858227193</text:p>
          </table:table-cell>
          <table:table-cell table:formula="of:=[.$B20]*[.O$31]" office:value-type="float" office:value="4348.71716454387" calcext:value-type="float">
            <text:p>4348.71716454387</text:p>
          </table:table-cell>
          <table:table-cell/>
        </table:table-row>
        <table:table-row table:style-name="ro1">
          <table:table-cell table:formula="of:=[.A21]" office:value-type="float" office:value="20" calcext:value-type="float">
            <text:p>20</text:p>
          </table:table-cell>
          <table:table-cell table:formula="of:=[.$B21]*[.B$31]" office:value-type="float" office:value="0.92325502097335" calcext:value-type="float">
            <text:p>0.92325502097335</text:p>
          </table:table-cell>
          <table:table-cell table:formula="of:=[.$B21]*[.C$31]" office:value-type="float" office:value="1.8465100419467" calcext:value-type="float">
            <text:p>1.8465100419467</text:p>
          </table:table-cell>
          <table:table-cell table:formula="of:=[.$B21]*[.D$31]" office:value-type="float" office:value="3.6930200838934" calcext:value-type="float">
            <text:p>3.6930200838934</text:p>
          </table:table-cell>
          <table:table-cell table:formula="of:=[.$B21]*[.E$31]" office:value-type="float" office:value="7.3860401677868" calcext:value-type="float">
            <text:p>7.3860401677868</text:p>
          </table:table-cell>
          <table:table-cell table:formula="of:=[.$B21]*[.F$31]" office:value-type="float" office:value="14.7720803355736" calcext:value-type="float">
            <text:p>14.7720803355736</text:p>
          </table:table-cell>
          <table:table-cell table:formula="of:=[.$B21]*[.G$31]" office:value-type="float" office:value="29.5441606711472" calcext:value-type="float">
            <text:p>29.5441606711472</text:p>
          </table:table-cell>
          <table:table-cell table:formula="of:=[.$B21]*[.H$31]" office:value-type="float" office:value="59.0883213422944" calcext:value-type="float">
            <text:p>59.0883213422944</text:p>
          </table:table-cell>
          <table:table-cell table:formula="of:=[.$B21]*[.I$31]" office:value-type="float" office:value="118.176642684589" calcext:value-type="float">
            <text:p>118.176642684589</text:p>
          </table:table-cell>
          <table:table-cell table:formula="of:=[.$B21]*[.J$31]" office:value-type="float" office:value="236.353285369178" calcext:value-type="float">
            <text:p>236.353285369178</text:p>
          </table:table-cell>
          <table:table-cell table:formula="of:=[.$B21]*[.K$31]" office:value-type="float" office:value="472.706570738355" calcext:value-type="float">
            <text:p>472.706570738355</text:p>
          </table:table-cell>
          <table:table-cell table:formula="of:=[.$B21]*[.L$31]" office:value-type="float" office:value="945.413141476711" calcext:value-type="float">
            <text:p>945.413141476711</text:p>
          </table:table-cell>
          <table:table-cell table:formula="of:=[.$B21]*[.M$31]" office:value-type="float" office:value="1890.82628295342" calcext:value-type="float">
            <text:p>1890.82628295342</text:p>
          </table:table-cell>
          <table:table-cell table:formula="of:=[.$B21]*[.N$31]" office:value-type="float" office:value="3781.65256590684" calcext:value-type="float">
            <text:p>3781.65256590684</text:p>
          </table:table-cell>
          <table:table-cell table:formula="of:=[.$B21]*[.O$31]" office:value-type="float" office:value="7563.30513181369" calcext:value-type="float">
            <text:p>7563.30513181369</text:p>
          </table:table-cell>
          <table:table-cell/>
        </table:table-row>
        <table:table-row table:style-name="ro1">
          <table:table-cell table:formula="of:=[.A22]" office:value-type="float" office:value="21" calcext:value-type="float">
            <text:p>21</text:p>
          </table:table-cell>
          <table:table-cell table:formula="of:=[.$B22]*[.B$31]" office:value-type="float" office:value="2.07426305866335" calcext:value-type="float">
            <text:p>2.07426305866335</text:p>
          </table:table-cell>
          <table:table-cell table:formula="of:=[.$B22]*[.C$31]" office:value-type="float" office:value="4.14852611732669" calcext:value-type="float">
            <text:p>4.14852611732669</text:p>
          </table:table-cell>
          <table:table-cell table:formula="of:=[.$B22]*[.D$31]" office:value-type="float" office:value="8.29705223465338" calcext:value-type="float">
            <text:p>8.29705223465338</text:p>
          </table:table-cell>
          <table:table-cell table:formula="of:=[.$B22]*[.E$31]" office:value-type="float" office:value="16.5941044693068" calcext:value-type="float">
            <text:p>16.5941044693068</text:p>
          </table:table-cell>
          <table:table-cell table:formula="of:=[.$B22]*[.F$31]" office:value-type="float" office:value="33.1882089386135" calcext:value-type="float">
            <text:p>33.1882089386135</text:p>
          </table:table-cell>
          <table:table-cell table:formula="of:=[.$B22]*[.G$31]" office:value-type="float" office:value="66.3764178772271" calcext:value-type="float">
            <text:p>66.3764178772271</text:p>
          </table:table-cell>
          <table:table-cell table:formula="of:=[.$B22]*[.H$31]" office:value-type="float" office:value="132.752835754454" calcext:value-type="float">
            <text:p>132.752835754454</text:p>
          </table:table-cell>
          <table:table-cell table:formula="of:=[.$B22]*[.I$31]" office:value-type="float" office:value="265.505671508908" calcext:value-type="float">
            <text:p>265.505671508908</text:p>
          </table:table-cell>
          <table:table-cell table:formula="of:=[.$B22]*[.J$31]" office:value-type="float" office:value="531.011343017817" calcext:value-type="float">
            <text:p>531.011343017817</text:p>
          </table:table-cell>
          <table:table-cell table:formula="of:=[.$B22]*[.K$31]" office:value-type="float" office:value="1062.02268603563" calcext:value-type="float">
            <text:p>1062.02268603563</text:p>
          </table:table-cell>
          <table:table-cell table:formula="of:=[.$B22]*[.L$31]" office:value-type="float" office:value="2124.04537207127" calcext:value-type="float">
            <text:p>2124.04537207127</text:p>
          </table:table-cell>
          <table:table-cell table:formula="of:=[.$B22]*[.M$31]" office:value-type="float" office:value="4248.09074414253" calcext:value-type="float">
            <text:p>4248.09074414253</text:p>
          </table:table-cell>
          <table:table-cell table:formula="of:=[.$B22]*[.N$31]" office:value-type="float" office:value="8496.18148828507" calcext:value-type="float">
            <text:p>8496.18148828507</text:p>
          </table:table-cell>
          <table:table-cell table:formula="of:=[.$B22]*[.O$31]" office:value-type="float" office:value="16992.3629765701" calcext:value-type="float">
            <text:p>16992.3629765701</text:p>
          </table:table-cell>
          <table:table-cell/>
        </table:table-row>
        <table:table-row table:style-name="ro1">
          <table:table-cell table:formula="of:=[.A23]" office:value-type="float" office:value="22" calcext:value-type="float">
            <text:p>22</text:p>
          </table:table-cell>
          <table:table-cell table:formula="of:=[.$B23]*[.B$31]" office:value-type="float" office:value="4.34511278142333" calcext:value-type="float">
            <text:p>4.34511278142333</text:p>
          </table:table-cell>
          <table:table-cell table:formula="of:=[.$B23]*[.C$31]" office:value-type="float" office:value="8.69022556284666" calcext:value-type="float">
            <text:p>8.69022556284666</text:p>
          </table:table-cell>
          <table:table-cell table:formula="of:=[.$B23]*[.D$31]" office:value-type="float" office:value="17.3804511256933" calcext:value-type="float">
            <text:p>17.3804511256933</text:p>
          </table:table-cell>
          <table:table-cell table:formula="of:=[.$B23]*[.E$31]" office:value-type="float" office:value="34.7609022513866" calcext:value-type="float">
            <text:p>34.7609022513866</text:p>
          </table:table-cell>
          <table:table-cell table:formula="of:=[.$B23]*[.F$31]" office:value-type="float" office:value="69.5218045027733" calcext:value-type="float">
            <text:p>69.5218045027733</text:p>
          </table:table-cell>
          <table:table-cell table:formula="of:=[.$B23]*[.G$31]" office:value-type="float" office:value="139.043609005547" calcext:value-type="float">
            <text:p>139.043609005547</text:p>
          </table:table-cell>
          <table:table-cell table:formula="of:=[.$B23]*[.H$31]" office:value-type="float" office:value="278.087218011093" calcext:value-type="float">
            <text:p>278.087218011093</text:p>
          </table:table-cell>
          <table:table-cell table:formula="of:=[.$B23]*[.I$31]" office:value-type="float" office:value="556.174436022186" calcext:value-type="float">
            <text:p>556.174436022186</text:p>
          </table:table-cell>
          <table:table-cell table:formula="of:=[.$B23]*[.J$31]" office:value-type="float" office:value="1112.34887204437" calcext:value-type="float">
            <text:p>1112.34887204437</text:p>
          </table:table-cell>
          <table:table-cell table:formula="of:=[.$B23]*[.K$31]" office:value-type="float" office:value="2224.69774408874" calcext:value-type="float">
            <text:p>2224.69774408874</text:p>
          </table:table-cell>
          <table:table-cell table:formula="of:=[.$B23]*[.L$31]" office:value-type="float" office:value="4449.39548817749" calcext:value-type="float">
            <text:p>4449.39548817749</text:p>
          </table:table-cell>
          <table:table-cell table:formula="of:=[.$B23]*[.M$31]" office:value-type="float" office:value="8898.79097635498" calcext:value-type="float">
            <text:p>8898.79097635498</text:p>
          </table:table-cell>
          <table:table-cell table:formula="of:=[.$B23]*[.N$31]" office:value-type="float" office:value="17797.58195271" calcext:value-type="float">
            <text:p>17797.58195271</text:p>
          </table:table-cell>
          <table:table-cell table:formula="of:=[.$B23]*[.O$31]" office:value-type="float" office:value="35595.1639054199" calcext:value-type="float">
            <text:p>35595.1639054199</text:p>
          </table:table-cell>
          <table:table-cell/>
        </table:table-row>
        <table:table-row table:style-name="ro1">
          <table:table-cell table:formula="of:=[.A24]" office:value-type="float" office:value="23" calcext:value-type="float">
            <text:p>23</text:p>
          </table:table-cell>
          <table:table-cell table:formula="of:=[.$B24]*[.B$31]" office:value-type="float" office:value="8.42284727207666" calcext:value-type="float">
            <text:p>8.42284727207666</text:p>
          </table:table-cell>
          <table:table-cell table:formula="of:=[.$B24]*[.C$31]" office:value-type="float" office:value="16.8456945441533" calcext:value-type="float">
            <text:p>16.8456945441533</text:p>
          </table:table-cell>
          <table:table-cell table:formula="of:=[.$B24]*[.D$31]" office:value-type="float" office:value="33.6913890883067" calcext:value-type="float">
            <text:p>33.6913890883067</text:p>
          </table:table-cell>
          <table:table-cell table:formula="of:=[.$B24]*[.E$31]" office:value-type="float" office:value="67.3827781766133" calcext:value-type="float">
            <text:p>67.3827781766133</text:p>
          </table:table-cell>
          <table:table-cell table:formula="of:=[.$B24]*[.F$31]" office:value-type="float" office:value="134.765556353227" calcext:value-type="float">
            <text:p>134.765556353227</text:p>
          </table:table-cell>
          <table:table-cell table:formula="of:=[.$B24]*[.G$31]" office:value-type="float" office:value="269.531112706453" calcext:value-type="float">
            <text:p>269.531112706453</text:p>
          </table:table-cell>
          <table:table-cell table:formula="of:=[.$B24]*[.H$31]" office:value-type="float" office:value="539.062225412907" calcext:value-type="float">
            <text:p>539.062225412907</text:p>
          </table:table-cell>
          <table:table-cell table:formula="of:=[.$B24]*[.I$31]" office:value-type="float" office:value="1078.12445082581" calcext:value-type="float">
            <text:p>1078.12445082581</text:p>
          </table:table-cell>
          <table:table-cell table:formula="of:=[.$B24]*[.J$31]" office:value-type="float" office:value="2156.24890165163" calcext:value-type="float">
            <text:p>2156.24890165163</text:p>
          </table:table-cell>
          <table:table-cell table:formula="of:=[.$B24]*[.K$31]" office:value-type="float" office:value="4312.49780330325" calcext:value-type="float">
            <text:p>4312.49780330325</text:p>
          </table:table-cell>
          <table:table-cell table:formula="of:=[.$B24]*[.L$31]" office:value-type="float" office:value="8624.9956066065" calcext:value-type="float">
            <text:p>8624.9956066065</text:p>
          </table:table-cell>
          <table:table-cell table:formula="of:=[.$B24]*[.M$31]" office:value-type="float" office:value="17249.991213213" calcext:value-type="float">
            <text:p>17249.991213213</text:p>
          </table:table-cell>
          <table:table-cell table:formula="of:=[.$B24]*[.N$31]" office:value-type="float" office:value="34499.982426426" calcext:value-type="float">
            <text:p>34499.982426426</text:p>
          </table:table-cell>
          <table:table-cell table:formula="of:=[.$B24]*[.O$31]" office:value-type="float" office:value="68999.964852852" calcext:value-type="float">
            <text:p>68999.96485285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4-20T10:34:09.147253727</dc:date>
    <meta:editing-duration>PT10M26S</meta:editing-duration>
    <meta:editing-cycles>3</meta:editing-cycles>
    <meta:generator>LibreOffice/7.2.6.2$Linux_X86_64 LibreOffice_project/20$Build-2</meta:generator>
    <meta:document-statistic meta:table-count="1" meta:cell-count="40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23cm" svg:height="12.036cm" xlink:href=".." xlink:type="simple" chart:class="chart:line" chart:style-name="ch1">
        <chart:title svg:x="7.694cm" svg:y="0.376cm" chart:style-name="ch2">
          <text:p>Time to Caclulate Nonce</text:p>
        </chart:title>
        <chart:plot-area chart:style-name="ch3" table:cell-range-address="hash_nonce_size.A1:hash_nonce_size.B24" chart:data-source-has-labels="both" svg:x="1.419cm" svg:y="1.395cm" svg:width="18.596cm" svg:height="9.42cm">
          <chart:coordinate-region svg:x="3.072cm" svg:y="1.594cm" svg:width="16.756cm" svg:height="8.574cm"/>
          <chart:axis chart:dimension="x" chart:name="primary-x" chart:style-name="ch4" chartooo:axis-type="auto">
            <chartooo:date-scale/>
            <chart:title svg:x="9.257cm" svg:y="11.055cm" chart:style-name="ch5">
              <text:p># Leading Zero Bits</text:p>
            </chart:title>
            <chart:categories table:cell-range-address="hash_nonce_size.A2:hash_nonce_size.A24"/>
            <chart:grid chart:style-name="ch6" chart:class="major"/>
          </chart:axis>
          <chart:axis chart:dimension="y" chart:name="primary-y" chart:style-name="ch7">
            <chart:title svg:x="0.451cm" svg:y="6.797cm" chart:style-name="ch8">
              <text:p>Seconds</text:p>
            </chart:title>
            <chart:grid chart:style-name="ch6" chart:class="major"/>
          </chart:axis>
          <chart:series chart:style-name="ch9" chart:values-cell-range-address="hash_nonce_size.B2:hash_nonce_size.B24" chart:label-cell-address="hash_nonce_size.B1:hash_nonce_size.B1" chart:class="chart:line"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seconds_per_hash</text:p>
                <draw:g>
                  <svg:desc>hash_nonce_size.B1:hash_nonce_size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ash_nonce_size.A2:hash_nonce_size.A24</svg:desc>
                </draw:g>
              </table:table-cell>
              <table:table-cell office:value-type="float" office:value="0.00000216665649330631">
                <text:p>0.00000216665649330631</text:p>
                <draw:g>
                  <svg:desc>hash_nonce_size.B2:hash_nonce_size.B2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00000357316471660549">
                <text:p>0.0000035731647166054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00000723518130010537">
                <text:p>0.0000072351813001053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00015004442599214">
                <text:p>0.0000150044425992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0000297952971333871">
                <text:p>0.0000297952971333871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0000548514778347453">
                <text:p>0.000054851477834745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0011973076100306">
                <text:p>0.0001197307610030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000239393602658917">
                <text:p>0.0002393936026589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000477162291669326">
                <text:p>0.0004771622916693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000909087753292018">
                <text:p>0.000909087753292018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00173661678001129">
                <text:p>0.0017366167800112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00359547364996009">
                <text:p>0.00359547364996009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00788279315665326">
                <text:p>0.00788279315665326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0152469302300112">
                <text:p>0.0152469302300112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01915483733561">
                <text:p>0.030191548373356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0571265077999851">
                <text:p>0.057126507799985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115881865063323">
                <text:p>0.11588186506332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235767008913341">
                <text:p>0.235767008913341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530849263249984">
                <text:p>0.53084926324998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92325502097335">
                <text:p>0.9232550209733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2.07426305866335">
                <text:p>2.0742630586633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.34511278142333">
                <text:p>4.3451127814233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.42284727207666">
                <text:p>8.422847272076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33.958cm" svg:height="16.602cm" xlink:href=".." xlink:type="simple" chart:class="chart:line" chart:style-name="ch1">
        <chart:title svg:x="14.528cm" svg:y="0.468cm" chart:style-name="ch2">
          <text:p>Time to Calculate Chain</text:p>
        </chart:title>
        <chart:legend chart:legend-position="end" svg:x="32.244cm" svg:y="2.524cm" style:legend-expansion="high" chart:style-name="ch3"/>
        <chart:plot-area chart:style-name="ch4" table:cell-range-address="hash_nonce_size.A31:hash_nonce_size.O54" chart:data-source-has-labels="both" svg:x="1.69cm" svg:y="1.579cm" svg:width="29.875cm" svg:height="13.71cm">
          <chart:coordinate-region svg:x="3.343cm" svg:y="1.778cm" svg:width="27.85cm" svg:height="12.864cm"/>
          <chart:axis chart:dimension="x" chart:name="primary-x" chart:style-name="ch5" chartooo:axis-type="auto">
            <chartooo:date-scale/>
            <chart:title svg:x="15.789cm" svg:y="15.621cm" chart:style-name="ch6">
              <text:p># of Blocks</text:p>
            </chart:title>
            <chart:categories table:cell-range-address="hash_nonce_size.B31:hash_nonce_size.O31"/>
            <chart:grid chart:style-name="ch7" chart:class="major"/>
          </chart:axis>
          <chart:axis chart:dimension="y" chart:name="primary-y" chart:style-name="ch8">
            <chart:title svg:x="0.451cm" svg:y="9.126cm" chart:style-name="ch9">
              <text:p>Seconds</text:p>
            </chart:title>
            <chart:grid chart:style-name="ch7" chart:class="major"/>
          </chart:axis>
          <chart:series chart:style-name="ch10" chart:values-cell-range-address="hash_nonce_size.B32:hash_nonce_size.O32" chart:label-cell-address="hash_nonce_size.A32:hash_nonce_size.A32" chart:class="chart:line">
            <chart:data-point chart:repeated="14"/>
          </chart:series>
          <chart:series chart:style-name="ch11" chart:values-cell-range-address="hash_nonce_size.B33:hash_nonce_size.O33" chart:label-cell-address="hash_nonce_size.A33:hash_nonce_size.A33" chart:class="chart:line">
            <chart:data-point chart:repeated="14"/>
          </chart:series>
          <chart:series chart:style-name="ch12" chart:values-cell-range-address="hash_nonce_size.B34:hash_nonce_size.O34" chart:label-cell-address="hash_nonce_size.A34:hash_nonce_size.A34" chart:class="chart:line">
            <chart:data-point chart:repeated="14"/>
          </chart:series>
          <chart:series chart:style-name="ch13" chart:values-cell-range-address="hash_nonce_size.B35:hash_nonce_size.O35" chart:label-cell-address="hash_nonce_size.A35:hash_nonce_size.A35" chart:class="chart:line">
            <chart:data-point chart:repeated="14"/>
          </chart:series>
          <chart:series chart:style-name="ch14" chart:values-cell-range-address="hash_nonce_size.B36:hash_nonce_size.O36" chart:label-cell-address="hash_nonce_size.A36:hash_nonce_size.A36" chart:class="chart:line">
            <chart:data-point chart:repeated="14"/>
          </chart:series>
          <chart:series chart:style-name="ch15" chart:values-cell-range-address="hash_nonce_size.B37:hash_nonce_size.O37" chart:label-cell-address="hash_nonce_size.A37:hash_nonce_size.A37" chart:class="chart:line">
            <chart:data-point chart:repeated="14"/>
          </chart:series>
          <chart:series chart:style-name="ch16" chart:values-cell-range-address="hash_nonce_size.B38:hash_nonce_size.O38" chart:label-cell-address="hash_nonce_size.A38:hash_nonce_size.A38" chart:class="chart:line">
            <chart:data-point chart:repeated="14"/>
          </chart:series>
          <chart:series chart:style-name="ch17" chart:values-cell-range-address="hash_nonce_size.B39:hash_nonce_size.O39" chart:label-cell-address="hash_nonce_size.A39:hash_nonce_size.A39" chart:class="chart:line">
            <chart:data-point chart:repeated="14"/>
          </chart:series>
          <chart:series chart:style-name="ch18" chart:values-cell-range-address="hash_nonce_size.B40:hash_nonce_size.O40" chart:label-cell-address="hash_nonce_size.A40:hash_nonce_size.A40" chart:class="chart:line">
            <chart:data-point chart:repeated="14"/>
          </chart:series>
          <chart:series chart:style-name="ch19" chart:values-cell-range-address="hash_nonce_size.B41:hash_nonce_size.O41" chart:label-cell-address="hash_nonce_size.A41:hash_nonce_size.A41" chart:class="chart:line">
            <chart:data-point chart:repeated="14"/>
          </chart:series>
          <chart:series chart:style-name="ch20" chart:values-cell-range-address="hash_nonce_size.B42:hash_nonce_size.O42" chart:label-cell-address="hash_nonce_size.A42:hash_nonce_size.A42" chart:class="chart:line">
            <chart:data-point chart:repeated="14"/>
          </chart:series>
          <chart:series chart:style-name="ch21" chart:values-cell-range-address="hash_nonce_size.B43:hash_nonce_size.O43" chart:label-cell-address="hash_nonce_size.A43:hash_nonce_size.A43" chart:class="chart:line">
            <chart:data-point chart:repeated="14"/>
          </chart:series>
          <chart:series chart:style-name="ch22" chart:values-cell-range-address="hash_nonce_size.B44:hash_nonce_size.O44" chart:label-cell-address="hash_nonce_size.A44:hash_nonce_size.A44" chart:class="chart:line">
            <chart:data-point chart:repeated="14"/>
          </chart:series>
          <chart:series chart:style-name="ch23" chart:values-cell-range-address="hash_nonce_size.B45:hash_nonce_size.O45" chart:label-cell-address="hash_nonce_size.A45:hash_nonce_size.A45" chart:class="chart:line">
            <chart:data-point chart:repeated="14"/>
          </chart:series>
          <chart:series chart:style-name="ch24" chart:values-cell-range-address="hash_nonce_size.B46:hash_nonce_size.O46" chart:label-cell-address="hash_nonce_size.A46:hash_nonce_size.A46" chart:class="chart:line">
            <chart:data-point chart:repeated="14"/>
          </chart:series>
          <chart:series chart:style-name="ch13" chart:values-cell-range-address="hash_nonce_size.B47:hash_nonce_size.O47" chart:label-cell-address="hash_nonce_size.A47:hash_nonce_size.A47" chart:class="chart:line">
            <chart:data-point chart:repeated="14"/>
          </chart:series>
          <chart:series chart:style-name="ch14" chart:values-cell-range-address="hash_nonce_size.B48:hash_nonce_size.O48" chart:label-cell-address="hash_nonce_size.A48:hash_nonce_size.A48" chart:class="chart:line">
            <chart:data-point chart:repeated="14"/>
          </chart:series>
          <chart:series chart:style-name="ch15" chart:values-cell-range-address="hash_nonce_size.B49:hash_nonce_size.O49" chart:label-cell-address="hash_nonce_size.A49:hash_nonce_size.A49" chart:class="chart:line">
            <chart:data-point chart:repeated="14"/>
          </chart:series>
          <chart:series chart:style-name="ch16" chart:values-cell-range-address="hash_nonce_size.B50:hash_nonce_size.O50" chart:label-cell-address="hash_nonce_size.A50:hash_nonce_size.A50" chart:class="chart:line">
            <chart:data-point chart:repeated="14"/>
          </chart:series>
          <chart:series chart:style-name="ch17" chart:values-cell-range-address="hash_nonce_size.B51:hash_nonce_size.O51" chart:label-cell-address="hash_nonce_size.A51:hash_nonce_size.A51" chart:class="chart:line">
            <chart:data-point chart:repeated="14"/>
          </chart:series>
          <chart:series chart:style-name="ch18" chart:values-cell-range-address="hash_nonce_size.B52:hash_nonce_size.O52" chart:label-cell-address="hash_nonce_size.A52:hash_nonce_size.A52" chart:class="chart:line">
            <chart:data-point chart:repeated="14"/>
          </chart:series>
          <chart:series chart:style-name="ch19" chart:values-cell-range-address="hash_nonce_size.B53:hash_nonce_size.O53" chart:label-cell-address="hash_nonce_size.A53:hash_nonce_size.A53" chart:class="chart:line">
            <chart:data-point chart:repeated="14"/>
          </chart:series>
          <chart:series chart:style-name="ch20" chart:values-cell-range-address="hash_nonce_size.B54:hash_nonce_size.O54" chart:label-cell-address="hash_nonce_size.A54:hash_nonce_size.A54" chart:class="chart:line">
            <chart:data-point chart:repeated="1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hash_nonce_size.B31:hash_nonce_size.O3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64">
                <text:p>64</text:p>
              </table:table-cell>
              <table:table-cell office:value-type="float" office:value="128">
                <text:p>128</text:p>
              </table:table-cell>
              <table:table-cell office:value-type="float" office:value="256">
                <text:p>256</text:p>
              </table:table-cell>
              <table:table-cell office:value-type="float" office:value="512">
                <text:p>512</text:p>
              </table:table-cell>
              <table:table-cell office:value-type="float" office:value="1024">
                <text:p>1024</text:p>
              </table:table-cell>
              <table:table-cell office:value-type="float" office:value="2048">
                <text:p>2048</text:p>
              </table:table-cell>
              <table:table-cell office:value-type="float" office:value="4096">
                <text:p>4096</text:p>
              </table:table-cell>
              <table:table-cell office:value-type="float" office:value="8192">
                <text:p>819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  <draw:g>
                  <svg:desc>hash_nonce_size.A32:hash_nonce_size.A32</svg:desc>
                </draw:g>
              </table:table-cell>
              <table:table-cell office:value-type="float" office:value="0.00000216665649330631">
                <text:p>0.00000216665649330631</text:p>
                <draw:g>
                  <svg:desc>hash_nonce_size.B32:hash_nonce_size.O32</svg:desc>
                </draw:g>
              </table:table-cell>
              <table:table-cell office:value-type="float" office:value="0.00000433331298661263">
                <text:p>0.00000433331298661263</text:p>
              </table:table-cell>
              <table:table-cell office:value-type="float" office:value="0.00000866662597322526">
                <text:p>0.00000866662597322526</text:p>
              </table:table-cell>
              <table:table-cell office:value-type="float" office:value="0.0000173332519464505">
                <text:p>0.0000173332519464505</text:p>
              </table:table-cell>
              <table:table-cell office:value-type="float" office:value="0.000034666503892901">
                <text:p>0.000034666503892901</text:p>
              </table:table-cell>
              <table:table-cell office:value-type="float" office:value="0.0000693330077858021">
                <text:p>0.0000693330077858021</text:p>
              </table:table-cell>
              <table:table-cell office:value-type="float" office:value="0.000138666015571604">
                <text:p>0.000138666015571604</text:p>
              </table:table-cell>
              <table:table-cell office:value-type="float" office:value="0.000277332031143208">
                <text:p>0.000277332031143208</text:p>
              </table:table-cell>
              <table:table-cell office:value-type="float" office:value="0.000554664062286417">
                <text:p>0.000554664062286417</text:p>
              </table:table-cell>
              <table:table-cell office:value-type="float" office:value="0.00110932812457283">
                <text:p>0.00110932812457283</text:p>
              </table:table-cell>
              <table:table-cell office:value-type="float" office:value="0.00221865624914567">
                <text:p>0.00221865624914567</text:p>
              </table:table-cell>
              <table:table-cell office:value-type="float" office:value="0.00443731249829133">
                <text:p>0.00443731249829133</text:p>
              </table:table-cell>
              <table:table-cell office:value-type="float" office:value="0.00887462499658267">
                <text:p>0.00887462499658267</text:p>
              </table:table-cell>
              <table:table-cell office:value-type="float" office:value="0.0177492499931653">
                <text:p>0.0177492499931653</text:p>
              </table:table-cell>
            </table:table-row>
            <table:table-row>
              <table:table-cell office:value-type="string">
                <text:p>2</text:p>
                <draw:g>
                  <svg:desc>hash_nonce_size.A33:hash_nonce_size.A33</svg:desc>
                </draw:g>
              </table:table-cell>
              <table:table-cell office:value-type="float" office:value="0.00000357316471660549">
                <text:p>0.00000357316471660549</text:p>
                <draw:g>
                  <svg:desc>hash_nonce_size.B33:hash_nonce_size.O33</svg:desc>
                </draw:g>
              </table:table-cell>
              <table:table-cell office:value-type="float" office:value="0.00000714632943321097">
                <text:p>0.00000714632943321097</text:p>
              </table:table-cell>
              <table:table-cell office:value-type="float" office:value="0.0000142926588664219">
                <text:p>0.0000142926588664219</text:p>
              </table:table-cell>
              <table:table-cell office:value-type="float" office:value="0.0000285853177328439">
                <text:p>0.0000285853177328439</text:p>
              </table:table-cell>
              <table:table-cell office:value-type="float" office:value="0.0000571706354656878">
                <text:p>0.0000571706354656878</text:p>
              </table:table-cell>
              <table:table-cell office:value-type="float" office:value="0.000114341270931376">
                <text:p>0.000114341270931376</text:p>
              </table:table-cell>
              <table:table-cell office:value-type="float" office:value="0.000228682541862751">
                <text:p>0.000228682541862751</text:p>
              </table:table-cell>
              <table:table-cell office:value-type="float" office:value="0.000457365083725502">
                <text:p>0.000457365083725502</text:p>
              </table:table-cell>
              <table:table-cell office:value-type="float" office:value="0.000914730167451004">
                <text:p>0.000914730167451004</text:p>
              </table:table-cell>
              <table:table-cell office:value-type="float" office:value="0.00182946033490201">
                <text:p>0.00182946033490201</text:p>
              </table:table-cell>
              <table:table-cell office:value-type="float" office:value="0.00365892066980402">
                <text:p>0.00365892066980402</text:p>
              </table:table-cell>
              <table:table-cell office:value-type="float" office:value="0.00731784133960803">
                <text:p>0.00731784133960803</text:p>
              </table:table-cell>
              <table:table-cell office:value-type="float" office:value="0.0146356826792161">
                <text:p>0.0146356826792161</text:p>
              </table:table-cell>
              <table:table-cell office:value-type="float" office:value="0.0292713653584321">
                <text:p>0.0292713653584321</text:p>
              </table:table-cell>
            </table:table-row>
            <table:table-row>
              <table:table-cell office:value-type="string">
                <text:p>3</text:p>
                <draw:g>
                  <svg:desc>hash_nonce_size.A34:hash_nonce_size.A34</svg:desc>
                </draw:g>
              </table:table-cell>
              <table:table-cell office:value-type="float" office:value="0.00000723518130010537">
                <text:p>0.00000723518130010537</text:p>
                <draw:g>
                  <svg:desc>hash_nonce_size.B34:hash_nonce_size.O34</svg:desc>
                </draw:g>
              </table:table-cell>
              <table:table-cell office:value-type="float" office:value="0.0000144703626002107">
                <text:p>0.0000144703626002107</text:p>
              </table:table-cell>
              <table:table-cell office:value-type="float" office:value="0.0000289407252004215">
                <text:p>0.0000289407252004215</text:p>
              </table:table-cell>
              <table:table-cell office:value-type="float" office:value="0.000057881450400843">
                <text:p>0.000057881450400843</text:p>
              </table:table-cell>
              <table:table-cell office:value-type="float" office:value="0.000115762900801686">
                <text:p>0.000115762900801686</text:p>
              </table:table-cell>
              <table:table-cell office:value-type="float" office:value="0.000231525801603372">
                <text:p>0.000231525801603372</text:p>
              </table:table-cell>
              <table:table-cell office:value-type="float" office:value="0.000463051603206744">
                <text:p>0.000463051603206744</text:p>
              </table:table-cell>
              <table:table-cell office:value-type="float" office:value="0.000926103206413488">
                <text:p>0.000926103206413488</text:p>
              </table:table-cell>
              <table:table-cell office:value-type="float" office:value="0.00185220641282698">
                <text:p>0.00185220641282698</text:p>
              </table:table-cell>
              <table:table-cell office:value-type="float" office:value="0.00370441282565395">
                <text:p>0.00370441282565395</text:p>
              </table:table-cell>
              <table:table-cell office:value-type="float" office:value="0.0074088256513079">
                <text:p>0.0074088256513079</text:p>
              </table:table-cell>
              <table:table-cell office:value-type="float" office:value="0.0148176513026158">
                <text:p>0.0148176513026158</text:p>
              </table:table-cell>
              <table:table-cell office:value-type="float" office:value="0.0296353026052316">
                <text:p>0.0296353026052316</text:p>
              </table:table-cell>
              <table:table-cell office:value-type="float" office:value="0.0592706052104632">
                <text:p>0.0592706052104632</text:p>
              </table:table-cell>
            </table:table-row>
            <table:table-row>
              <table:table-cell office:value-type="string">
                <text:p>4</text:p>
                <draw:g>
                  <svg:desc>hash_nonce_size.A35:hash_nonce_size.A35</svg:desc>
                </draw:g>
              </table:table-cell>
              <table:table-cell office:value-type="float" office:value="0.000015004442599214">
                <text:p>0.000015004442599214</text:p>
                <draw:g>
                  <svg:desc>hash_nonce_size.B35:hash_nonce_size.O35</svg:desc>
                </draw:g>
              </table:table-cell>
              <table:table-cell office:value-type="float" office:value="0.000030008885198428">
                <text:p>0.000030008885198428</text:p>
              </table:table-cell>
              <table:table-cell office:value-type="float" office:value="0.000060017770396856">
                <text:p>0.000060017770396856</text:p>
              </table:table-cell>
              <table:table-cell office:value-type="float" office:value="0.000120035540793712">
                <text:p>0.000120035540793712</text:p>
              </table:table-cell>
              <table:table-cell office:value-type="float" office:value="0.000240071081587424">
                <text:p>0.000240071081587424</text:p>
              </table:table-cell>
              <table:table-cell office:value-type="float" office:value="0.000480142163174848">
                <text:p>0.000480142163174848</text:p>
              </table:table-cell>
              <table:table-cell office:value-type="float" office:value="0.000960284326349695">
                <text:p>0.000960284326349695</text:p>
              </table:table-cell>
              <table:table-cell office:value-type="float" office:value="0.00192056865269939">
                <text:p>0.00192056865269939</text:p>
              </table:table-cell>
              <table:table-cell office:value-type="float" office:value="0.00384113730539878">
                <text:p>0.00384113730539878</text:p>
              </table:table-cell>
              <table:table-cell office:value-type="float" office:value="0.00768227461079756">
                <text:p>0.00768227461079756</text:p>
              </table:table-cell>
              <table:table-cell office:value-type="float" office:value="0.0153645492215951">
                <text:p>0.0153645492215951</text:p>
              </table:table-cell>
              <table:table-cell office:value-type="float" office:value="0.0307290984431903">
                <text:p>0.0307290984431903</text:p>
              </table:table-cell>
              <table:table-cell office:value-type="float" office:value="0.0614581968863805">
                <text:p>0.0614581968863805</text:p>
              </table:table-cell>
              <table:table-cell office:value-type="float" office:value="0.122916393772761">
                <text:p>0.122916393772761</text:p>
              </table:table-cell>
            </table:table-row>
            <table:table-row>
              <table:table-cell office:value-type="string">
                <text:p>5</text:p>
                <draw:g>
                  <svg:desc>hash_nonce_size.A36:hash_nonce_size.A36</svg:desc>
                </draw:g>
              </table:table-cell>
              <table:table-cell office:value-type="float" office:value="0.0000297952971333871">
                <text:p>0.0000297952971333871</text:p>
                <draw:g>
                  <svg:desc>hash_nonce_size.B36:hash_nonce_size.O36</svg:desc>
                </draw:g>
              </table:table-cell>
              <table:table-cell office:value-type="float" office:value="0.0000595905942667741">
                <text:p>0.0000595905942667741</text:p>
              </table:table-cell>
              <table:table-cell office:value-type="float" office:value="0.000119181188533548">
                <text:p>0.000119181188533548</text:p>
              </table:table-cell>
              <table:table-cell office:value-type="float" office:value="0.000238362377067097">
                <text:p>0.000238362377067097</text:p>
              </table:table-cell>
              <table:table-cell office:value-type="float" office:value="0.000476724754134193">
                <text:p>0.000476724754134193</text:p>
              </table:table-cell>
              <table:table-cell office:value-type="float" office:value="0.000953449508268386">
                <text:p>0.000953449508268386</text:p>
              </table:table-cell>
              <table:table-cell office:value-type="float" office:value="0.00190689901653677">
                <text:p>0.00190689901653677</text:p>
              </table:table-cell>
              <table:table-cell office:value-type="float" office:value="0.00381379803307354">
                <text:p>0.00381379803307354</text:p>
              </table:table-cell>
              <table:table-cell office:value-type="float" office:value="0.00762759606614709">
                <text:p>0.00762759606614709</text:p>
              </table:table-cell>
              <table:table-cell office:value-type="float" office:value="0.0152551921322942">
                <text:p>0.0152551921322942</text:p>
              </table:table-cell>
              <table:table-cell office:value-type="float" office:value="0.0305103842645884">
                <text:p>0.0305103842645884</text:p>
              </table:table-cell>
              <table:table-cell office:value-type="float" office:value="0.0610207685291767">
                <text:p>0.0610207685291767</text:p>
              </table:table-cell>
              <table:table-cell office:value-type="float" office:value="0.122041537058353">
                <text:p>0.122041537058353</text:p>
              </table:table-cell>
              <table:table-cell office:value-type="float" office:value="0.244083074116707">
                <text:p>0.244083074116707</text:p>
              </table:table-cell>
            </table:table-row>
            <table:table-row>
              <table:table-cell office:value-type="string">
                <text:p>6</text:p>
                <draw:g>
                  <svg:desc>hash_nonce_size.A37:hash_nonce_size.A37</svg:desc>
                </draw:g>
              </table:table-cell>
              <table:table-cell office:value-type="float" office:value="0.0000548514778347453">
                <text:p>0.0000548514778347453</text:p>
                <draw:g>
                  <svg:desc>hash_nonce_size.B37:hash_nonce_size.O37</svg:desc>
                </draw:g>
              </table:table-cell>
              <table:table-cell office:value-type="float" office:value="0.000109702955669491">
                <text:p>0.000109702955669491</text:p>
              </table:table-cell>
              <table:table-cell office:value-type="float" office:value="0.000219405911338981">
                <text:p>0.000219405911338981</text:p>
              </table:table-cell>
              <table:table-cell office:value-type="float" office:value="0.000438811822677963">
                <text:p>0.000438811822677963</text:p>
              </table:table-cell>
              <table:table-cell office:value-type="float" office:value="0.000877623645355925">
                <text:p>0.000877623645355925</text:p>
              </table:table-cell>
              <table:table-cell office:value-type="float" office:value="0.00175524729071185">
                <text:p>0.00175524729071185</text:p>
              </table:table-cell>
              <table:table-cell office:value-type="float" office:value="0.0035104945814237">
                <text:p>0.0035104945814237</text:p>
              </table:table-cell>
              <table:table-cell office:value-type="float" office:value="0.0070209891628474">
                <text:p>0.0070209891628474</text:p>
              </table:table-cell>
              <table:table-cell office:value-type="float" office:value="0.0140419783256948">
                <text:p>0.0140419783256948</text:p>
              </table:table-cell>
              <table:table-cell office:value-type="float" office:value="0.0280839566513896">
                <text:p>0.0280839566513896</text:p>
              </table:table-cell>
              <table:table-cell office:value-type="float" office:value="0.0561679133027792">
                <text:p>0.0561679133027792</text:p>
              </table:table-cell>
              <table:table-cell office:value-type="float" office:value="0.112335826605558">
                <text:p>0.112335826605558</text:p>
              </table:table-cell>
              <table:table-cell office:value-type="float" office:value="0.224671653211117">
                <text:p>0.224671653211117</text:p>
              </table:table-cell>
              <table:table-cell office:value-type="float" office:value="0.449343306422234">
                <text:p>0.449343306422234</text:p>
              </table:table-cell>
            </table:table-row>
            <table:table-row>
              <table:table-cell office:value-type="string">
                <text:p>7</text:p>
                <draw:g>
                  <svg:desc>hash_nonce_size.A38:hash_nonce_size.A38</svg:desc>
                </draw:g>
              </table:table-cell>
              <table:table-cell office:value-type="float" office:value="0.00011973076100306">
                <text:p>0.00011973076100306</text:p>
                <draw:g>
                  <svg:desc>hash_nonce_size.B38:hash_nonce_size.O38</svg:desc>
                </draw:g>
              </table:table-cell>
              <table:table-cell office:value-type="float" office:value="0.000239461522006119">
                <text:p>0.000239461522006119</text:p>
              </table:table-cell>
              <table:table-cell office:value-type="float" office:value="0.000478923044012239">
                <text:p>0.000478923044012239</text:p>
              </table:table-cell>
              <table:table-cell office:value-type="float" office:value="0.000957846088024477">
                <text:p>0.000957846088024477</text:p>
              </table:table-cell>
              <table:table-cell office:value-type="float" office:value="0.00191569217604895">
                <text:p>0.00191569217604895</text:p>
              </table:table-cell>
              <table:table-cell office:value-type="float" office:value="0.00383138435209791">
                <text:p>0.00383138435209791</text:p>
              </table:table-cell>
              <table:table-cell office:value-type="float" office:value="0.00766276870419582">
                <text:p>0.00766276870419582</text:p>
              </table:table-cell>
              <table:table-cell office:value-type="float" office:value="0.0153255374083916">
                <text:p>0.0153255374083916</text:p>
              </table:table-cell>
              <table:table-cell office:value-type="float" office:value="0.0306510748167833">
                <text:p>0.0306510748167833</text:p>
              </table:table-cell>
              <table:table-cell office:value-type="float" office:value="0.0613021496335665">
                <text:p>0.0613021496335665</text:p>
              </table:table-cell>
              <table:table-cell office:value-type="float" office:value="0.122604299267133">
                <text:p>0.122604299267133</text:p>
              </table:table-cell>
              <table:table-cell office:value-type="float" office:value="0.245208598534266">
                <text:p>0.245208598534266</text:p>
              </table:table-cell>
              <table:table-cell office:value-type="float" office:value="0.490417197068532">
                <text:p>0.490417197068532</text:p>
              </table:table-cell>
              <table:table-cell office:value-type="float" office:value="0.980834394137065">
                <text:p>0.980834394137065</text:p>
              </table:table-cell>
            </table:table-row>
            <table:table-row>
              <table:table-cell office:value-type="string">
                <text:p>8</text:p>
                <draw:g>
                  <svg:desc>hash_nonce_size.A39:hash_nonce_size.A39</svg:desc>
                </draw:g>
              </table:table-cell>
              <table:table-cell office:value-type="float" office:value="0.000239393602658917">
                <text:p>0.000239393602658917</text:p>
                <draw:g>
                  <svg:desc>hash_nonce_size.B39:hash_nonce_size.O39</svg:desc>
                </draw:g>
              </table:table-cell>
              <table:table-cell office:value-type="float" office:value="0.000478787205317834">
                <text:p>0.000478787205317834</text:p>
              </table:table-cell>
              <table:table-cell office:value-type="float" office:value="0.000957574410635668">
                <text:p>0.000957574410635668</text:p>
              </table:table-cell>
              <table:table-cell office:value-type="float" office:value="0.00191514882127134">
                <text:p>0.00191514882127134</text:p>
              </table:table-cell>
              <table:table-cell office:value-type="float" office:value="0.00383029764254267">
                <text:p>0.00383029764254267</text:p>
              </table:table-cell>
              <table:table-cell office:value-type="float" office:value="0.00766059528508534">
                <text:p>0.00766059528508534</text:p>
              </table:table-cell>
              <table:table-cell office:value-type="float" office:value="0.0153211905701707">
                <text:p>0.0153211905701707</text:p>
              </table:table-cell>
              <table:table-cell office:value-type="float" office:value="0.0306423811403414">
                <text:p>0.0306423811403414</text:p>
              </table:table-cell>
              <table:table-cell office:value-type="float" office:value="0.0612847622806827">
                <text:p>0.0612847622806827</text:p>
              </table:table-cell>
              <table:table-cell office:value-type="float" office:value="0.122569524561365">
                <text:p>0.122569524561365</text:p>
              </table:table-cell>
              <table:table-cell office:value-type="float" office:value="0.245139049122731">
                <text:p>0.245139049122731</text:p>
              </table:table-cell>
              <table:table-cell office:value-type="float" office:value="0.490278098245462">
                <text:p>0.490278098245462</text:p>
              </table:table-cell>
              <table:table-cell office:value-type="float" office:value="0.980556196490923">
                <text:p>0.980556196490923</text:p>
              </table:table-cell>
              <table:table-cell office:value-type="float" office:value="1.96111239298185">
                <text:p>1.96111239298185</text:p>
              </table:table-cell>
            </table:table-row>
            <table:table-row>
              <table:table-cell office:value-type="string">
                <text:p>9</text:p>
                <draw:g>
                  <svg:desc>hash_nonce_size.A40:hash_nonce_size.A40</svg:desc>
                </draw:g>
              </table:table-cell>
              <table:table-cell office:value-type="float" office:value="0.000477162291669326">
                <text:p>0.000477162291669326</text:p>
                <draw:g>
                  <svg:desc>hash_nonce_size.B40:hash_nonce_size.O40</svg:desc>
                </draw:g>
              </table:table-cell>
              <table:table-cell office:value-type="float" office:value="0.000954324583338651">
                <text:p>0.000954324583338651</text:p>
              </table:table-cell>
              <table:table-cell office:value-type="float" office:value="0.0019086491666773">
                <text:p>0.0019086491666773</text:p>
              </table:table-cell>
              <table:table-cell office:value-type="float" office:value="0.0038172983333546">
                <text:p>0.0038172983333546</text:p>
              </table:table-cell>
              <table:table-cell office:value-type="float" office:value="0.00763459666670921">
                <text:p>0.00763459666670921</text:p>
              </table:table-cell>
              <table:table-cell office:value-type="float" office:value="0.0152691933334184">
                <text:p>0.0152691933334184</text:p>
              </table:table-cell>
              <table:table-cell office:value-type="float" office:value="0.0305383866668368">
                <text:p>0.0305383866668368</text:p>
              </table:table-cell>
              <table:table-cell office:value-type="float" office:value="0.0610767733336737">
                <text:p>0.0610767733336737</text:p>
              </table:table-cell>
              <table:table-cell office:value-type="float" office:value="0.122153546667347">
                <text:p>0.122153546667347</text:p>
              </table:table-cell>
              <table:table-cell office:value-type="float" office:value="0.244307093334695">
                <text:p>0.244307093334695</text:p>
              </table:table-cell>
              <table:table-cell office:value-type="float" office:value="0.488614186669389">
                <text:p>0.488614186669389</text:p>
              </table:table-cell>
              <table:table-cell office:value-type="float" office:value="0.977228373338779">
                <text:p>0.977228373338779</text:p>
              </table:table-cell>
              <table:table-cell office:value-type="float" office:value="1.95445674667756">
                <text:p>1.95445674667756</text:p>
              </table:table-cell>
              <table:table-cell office:value-type="float" office:value="3.90891349335512">
                <text:p>3.90891349335512</text:p>
              </table:table-cell>
            </table:table-row>
            <table:table-row>
              <table:table-cell office:value-type="string">
                <text:p>10</text:p>
                <draw:g>
                  <svg:desc>hash_nonce_size.A41:hash_nonce_size.A41</svg:desc>
                </draw:g>
              </table:table-cell>
              <table:table-cell office:value-type="float" office:value="0.000909087753292018">
                <text:p>0.000909087753292018</text:p>
                <draw:g>
                  <svg:desc>hash_nonce_size.B41:hash_nonce_size.O41</svg:desc>
                </draw:g>
              </table:table-cell>
              <table:table-cell office:value-type="float" office:value="0.00181817550658404">
                <text:p>0.00181817550658404</text:p>
              </table:table-cell>
              <table:table-cell office:value-type="float" office:value="0.00363635101316807">
                <text:p>0.00363635101316807</text:p>
              </table:table-cell>
              <table:table-cell office:value-type="float" office:value="0.00727270202633614">
                <text:p>0.00727270202633614</text:p>
              </table:table-cell>
              <table:table-cell office:value-type="float" office:value="0.0145454040526723">
                <text:p>0.0145454040526723</text:p>
              </table:table-cell>
              <table:table-cell office:value-type="float" office:value="0.0290908081053446">
                <text:p>0.0290908081053446</text:p>
              </table:table-cell>
              <table:table-cell office:value-type="float" office:value="0.0581816162106891">
                <text:p>0.0581816162106891</text:p>
              </table:table-cell>
              <table:table-cell office:value-type="float" office:value="0.116363232421378">
                <text:p>0.116363232421378</text:p>
              </table:table-cell>
              <table:table-cell office:value-type="float" office:value="0.232726464842757">
                <text:p>0.232726464842757</text:p>
              </table:table-cell>
              <table:table-cell office:value-type="float" office:value="0.465452929685513">
                <text:p>0.465452929685513</text:p>
              </table:table-cell>
              <table:table-cell office:value-type="float" office:value="0.930905859371026">
                <text:p>0.930905859371026</text:p>
              </table:table-cell>
              <table:table-cell office:value-type="float" office:value="1.86181171874205">
                <text:p>1.86181171874205</text:p>
              </table:table-cell>
              <table:table-cell office:value-type="float" office:value="3.72362343748411">
                <text:p>3.72362343748411</text:p>
              </table:table-cell>
              <table:table-cell office:value-type="float" office:value="7.44724687496821">
                <text:p>7.44724687496821</text:p>
              </table:table-cell>
            </table:table-row>
            <table:table-row>
              <table:table-cell office:value-type="string">
                <text:p>11</text:p>
                <draw:g>
                  <svg:desc>hash_nonce_size.A42:hash_nonce_size.A42</svg:desc>
                </draw:g>
              </table:table-cell>
              <table:table-cell office:value-type="float" office:value="0.00173661678001129">
                <text:p>0.00173661678001129</text:p>
                <draw:g>
                  <svg:desc>hash_nonce_size.B42:hash_nonce_size.O42</svg:desc>
                </draw:g>
              </table:table-cell>
              <table:table-cell office:value-type="float" office:value="0.00347323356002259">
                <text:p>0.00347323356002259</text:p>
              </table:table-cell>
              <table:table-cell office:value-type="float" office:value="0.00694646712004518">
                <text:p>0.00694646712004518</text:p>
              </table:table-cell>
              <table:table-cell office:value-type="float" office:value="0.0138929342400903">
                <text:p>0.0138929342400903</text:p>
              </table:table-cell>
              <table:table-cell office:value-type="float" office:value="0.0277858684801807">
                <text:p>0.0277858684801807</text:p>
              </table:table-cell>
              <table:table-cell office:value-type="float" office:value="0.0555717369603614">
                <text:p>0.0555717369603614</text:p>
              </table:table-cell>
              <table:table-cell office:value-type="float" office:value="0.111143473920723">
                <text:p>0.111143473920723</text:p>
              </table:table-cell>
              <table:table-cell office:value-type="float" office:value="0.222286947841446">
                <text:p>0.222286947841446</text:p>
              </table:table-cell>
              <table:table-cell office:value-type="float" office:value="0.444573895682891">
                <text:p>0.444573895682891</text:p>
              </table:table-cell>
              <table:table-cell office:value-type="float" office:value="0.889147791365782">
                <text:p>0.889147791365782</text:p>
              </table:table-cell>
              <table:table-cell office:value-type="float" office:value="1.77829558273156">
                <text:p>1.77829558273156</text:p>
              </table:table-cell>
              <table:table-cell office:value-type="float" office:value="3.55659116546313">
                <text:p>3.55659116546313</text:p>
              </table:table-cell>
              <table:table-cell office:value-type="float" office:value="7.11318233092626">
                <text:p>7.11318233092626</text:p>
              </table:table-cell>
              <table:table-cell office:value-type="float" office:value="14.2263646618525">
                <text:p>14.2263646618525</text:p>
              </table:table-cell>
            </table:table-row>
            <table:table-row>
              <table:table-cell office:value-type="string">
                <text:p>12</text:p>
                <draw:g>
                  <svg:desc>hash_nonce_size.A43:hash_nonce_size.A43</svg:desc>
                </draw:g>
              </table:table-cell>
              <table:table-cell office:value-type="float" office:value="0.00359547364996009">
                <text:p>0.00359547364996009</text:p>
                <draw:g>
                  <svg:desc>hash_nonce_size.B43:hash_nonce_size.O43</svg:desc>
                </draw:g>
              </table:table-cell>
              <table:table-cell office:value-type="float" office:value="0.00719094729992018">
                <text:p>0.00719094729992018</text:p>
              </table:table-cell>
              <table:table-cell office:value-type="float" office:value="0.0143818945998404">
                <text:p>0.0143818945998404</text:p>
              </table:table-cell>
              <table:table-cell office:value-type="float" office:value="0.0287637891996807">
                <text:p>0.0287637891996807</text:p>
              </table:table-cell>
              <table:table-cell office:value-type="float" office:value="0.0575275783993614">
                <text:p>0.0575275783993614</text:p>
              </table:table-cell>
              <table:table-cell office:value-type="float" office:value="0.115055156798723">
                <text:p>0.115055156798723</text:p>
              </table:table-cell>
              <table:table-cell office:value-type="float" office:value="0.230110313597446">
                <text:p>0.230110313597446</text:p>
              </table:table-cell>
              <table:table-cell office:value-type="float" office:value="0.460220627194891">
                <text:p>0.460220627194891</text:p>
              </table:table-cell>
              <table:table-cell office:value-type="float" office:value="0.920441254389783">
                <text:p>0.920441254389783</text:p>
              </table:table-cell>
              <table:table-cell office:value-type="float" office:value="1.84088250877957">
                <text:p>1.84088250877957</text:p>
              </table:table-cell>
              <table:table-cell office:value-type="float" office:value="3.68176501755913">
                <text:p>3.68176501755913</text:p>
              </table:table-cell>
              <table:table-cell office:value-type="float" office:value="7.36353003511826">
                <text:p>7.36353003511826</text:p>
              </table:table-cell>
              <table:table-cell office:value-type="float" office:value="14.7270600702365">
                <text:p>14.7270600702365</text:p>
              </table:table-cell>
              <table:table-cell office:value-type="float" office:value="29.454120140473">
                <text:p>29.454120140473</text:p>
              </table:table-cell>
            </table:table-row>
            <table:table-row>
              <table:table-cell office:value-type="string">
                <text:p>13</text:p>
                <draw:g>
                  <svg:desc>hash_nonce_size.A44:hash_nonce_size.A44</svg:desc>
                </draw:g>
              </table:table-cell>
              <table:table-cell office:value-type="float" office:value="0.00788279315665326">
                <text:p>0.00788279315665326</text:p>
                <draw:g>
                  <svg:desc>hash_nonce_size.B44:hash_nonce_size.O44</svg:desc>
                </draw:g>
              </table:table-cell>
              <table:table-cell office:value-type="float" office:value="0.0157655863133065">
                <text:p>0.0157655863133065</text:p>
              </table:table-cell>
              <table:table-cell office:value-type="float" office:value="0.031531172626613">
                <text:p>0.031531172626613</text:p>
              </table:table-cell>
              <table:table-cell office:value-type="float" office:value="0.063062345253226">
                <text:p>0.063062345253226</text:p>
              </table:table-cell>
              <table:table-cell office:value-type="float" office:value="0.126124690506452">
                <text:p>0.126124690506452</text:p>
              </table:table-cell>
              <table:table-cell office:value-type="float" office:value="0.252249381012904">
                <text:p>0.252249381012904</text:p>
              </table:table-cell>
              <table:table-cell office:value-type="float" office:value="0.504498762025808">
                <text:p>0.504498762025808</text:p>
              </table:table-cell>
              <table:table-cell office:value-type="float" office:value="1.00899752405162">
                <text:p>1.00899752405162</text:p>
              </table:table-cell>
              <table:table-cell office:value-type="float" office:value="2.01799504810323">
                <text:p>2.01799504810323</text:p>
              </table:table-cell>
              <table:table-cell office:value-type="float" office:value="4.03599009620647">
                <text:p>4.03599009620647</text:p>
              </table:table-cell>
              <table:table-cell office:value-type="float" office:value="8.07198019241293">
                <text:p>8.07198019241293</text:p>
              </table:table-cell>
              <table:table-cell office:value-type="float" office:value="16.1439603848259">
                <text:p>16.1439603848259</text:p>
              </table:table-cell>
              <table:table-cell office:value-type="float" office:value="32.2879207696517">
                <text:p>32.2879207696517</text:p>
              </table:table-cell>
              <table:table-cell office:value-type="float" office:value="64.5758415393035">
                <text:p>64.5758415393035</text:p>
              </table:table-cell>
            </table:table-row>
            <table:table-row>
              <table:table-cell office:value-type="string">
                <text:p>14</text:p>
                <draw:g>
                  <svg:desc>hash_nonce_size.A45:hash_nonce_size.A45</svg:desc>
                </draw:g>
              </table:table-cell>
              <table:table-cell office:value-type="float" office:value="0.0152469302300112">
                <text:p>0.0152469302300112</text:p>
                <draw:g>
                  <svg:desc>hash_nonce_size.B45:hash_nonce_size.O45</svg:desc>
                </draw:g>
              </table:table-cell>
              <table:table-cell office:value-type="float" office:value="0.0304938604600223">
                <text:p>0.0304938604600223</text:p>
              </table:table-cell>
              <table:table-cell office:value-type="float" office:value="0.0609877209200446">
                <text:p>0.0609877209200446</text:p>
              </table:table-cell>
              <table:table-cell office:value-type="float" office:value="0.121975441840089">
                <text:p>0.121975441840089</text:p>
              </table:table-cell>
              <table:table-cell office:value-type="float" office:value="0.243950883680178">
                <text:p>0.243950883680178</text:p>
              </table:table-cell>
              <table:table-cell office:value-type="float" office:value="0.487901767360357">
                <text:p>0.487901767360357</text:p>
              </table:table-cell>
              <table:table-cell office:value-type="float" office:value="0.975803534720714">
                <text:p>0.975803534720714</text:p>
              </table:table-cell>
              <table:table-cell office:value-type="float" office:value="1.95160706944143">
                <text:p>1.95160706944143</text:p>
              </table:table-cell>
              <table:table-cell office:value-type="float" office:value="3.90321413888286">
                <text:p>3.90321413888286</text:p>
              </table:table-cell>
              <table:table-cell office:value-type="float" office:value="7.80642827776571">
                <text:p>7.80642827776571</text:p>
              </table:table-cell>
              <table:table-cell office:value-type="float" office:value="15.6128565555314">
                <text:p>15.6128565555314</text:p>
              </table:table-cell>
              <table:table-cell office:value-type="float" office:value="31.2257131110628">
                <text:p>31.2257131110628</text:p>
              </table:table-cell>
              <table:table-cell office:value-type="float" office:value="62.4514262221257">
                <text:p>62.4514262221257</text:p>
              </table:table-cell>
              <table:table-cell office:value-type="float" office:value="124.902852444251">
                <text:p>124.902852444251</text:p>
              </table:table-cell>
            </table:table-row>
            <table:table-row>
              <table:table-cell office:value-type="string">
                <text:p>15</text:p>
                <draw:g>
                  <svg:desc>hash_nonce_size.A46:hash_nonce_size.A46</svg:desc>
                </draw:g>
              </table:table-cell>
              <table:table-cell office:value-type="float" office:value="0.0301915483733561">
                <text:p>0.0301915483733561</text:p>
                <draw:g>
                  <svg:desc>hash_nonce_size.B46:hash_nonce_size.O46</svg:desc>
                </draw:g>
              </table:table-cell>
              <table:table-cell office:value-type="float" office:value="0.0603830967467123">
                <text:p>0.0603830967467123</text:p>
              </table:table-cell>
              <table:table-cell office:value-type="float" office:value="0.120766193493425">
                <text:p>0.120766193493425</text:p>
              </table:table-cell>
              <table:table-cell office:value-type="float" office:value="0.241532386986849">
                <text:p>0.241532386986849</text:p>
              </table:table-cell>
              <table:table-cell office:value-type="float" office:value="0.483064773973698">
                <text:p>0.483064773973698</text:p>
              </table:table-cell>
              <table:table-cell office:value-type="float" office:value="0.966129547947397">
                <text:p>0.966129547947397</text:p>
              </table:table-cell>
              <table:table-cell office:value-type="float" office:value="1.93225909589479">
                <text:p>1.93225909589479</text:p>
              </table:table-cell>
              <table:table-cell office:value-type="float" office:value="3.86451819178959">
                <text:p>3.86451819178959</text:p>
              </table:table-cell>
              <table:table-cell office:value-type="float" office:value="7.72903638357917">
                <text:p>7.72903638357917</text:p>
              </table:table-cell>
              <table:table-cell office:value-type="float" office:value="15.4580727671583">
                <text:p>15.4580727671583</text:p>
              </table:table-cell>
              <table:table-cell office:value-type="float" office:value="30.9161455343167">
                <text:p>30.9161455343167</text:p>
              </table:table-cell>
              <table:table-cell office:value-type="float" office:value="61.8322910686334">
                <text:p>61.8322910686334</text:p>
              </table:table-cell>
              <table:table-cell office:value-type="float" office:value="123.664582137267">
                <text:p>123.664582137267</text:p>
              </table:table-cell>
              <table:table-cell office:value-type="float" office:value="247.329164274534">
                <text:p>247.329164274534</text:p>
              </table:table-cell>
            </table:table-row>
            <table:table-row>
              <table:table-cell office:value-type="string">
                <text:p>16</text:p>
                <draw:g>
                  <svg:desc>hash_nonce_size.A47:hash_nonce_size.A47</svg:desc>
                </draw:g>
              </table:table-cell>
              <table:table-cell office:value-type="float" office:value="0.0571265077999851">
                <text:p>0.0571265077999851</text:p>
                <draw:g>
                  <svg:desc>hash_nonce_size.B47:hash_nonce_size.O47</svg:desc>
                </draw:g>
              </table:table-cell>
              <table:table-cell office:value-type="float" office:value="0.11425301559997">
                <text:p>0.11425301559997</text:p>
              </table:table-cell>
              <table:table-cell office:value-type="float" office:value="0.22850603119994">
                <text:p>0.22850603119994</text:p>
              </table:table-cell>
              <table:table-cell office:value-type="float" office:value="0.457012062399881">
                <text:p>0.457012062399881</text:p>
              </table:table-cell>
              <table:table-cell office:value-type="float" office:value="0.914024124799762">
                <text:p>0.914024124799762</text:p>
              </table:table-cell>
              <table:table-cell office:value-type="float" office:value="1.82804824959952">
                <text:p>1.82804824959952</text:p>
              </table:table-cell>
              <table:table-cell office:value-type="float" office:value="3.65609649919905">
                <text:p>3.65609649919905</text:p>
              </table:table-cell>
              <table:table-cell office:value-type="float" office:value="7.3121929983981">
                <text:p>7.3121929983981</text:p>
              </table:table-cell>
              <table:table-cell office:value-type="float" office:value="14.6243859967962">
                <text:p>14.6243859967962</text:p>
              </table:table-cell>
              <table:table-cell office:value-type="float" office:value="29.2487719935924">
                <text:p>29.2487719935924</text:p>
              </table:table-cell>
              <table:table-cell office:value-type="float" office:value="58.4975439871848">
                <text:p>58.4975439871848</text:p>
              </table:table-cell>
              <table:table-cell office:value-type="float" office:value="116.99508797437">
                <text:p>116.99508797437</text:p>
              </table:table-cell>
              <table:table-cell office:value-type="float" office:value="233.990175948739">
                <text:p>233.990175948739</text:p>
              </table:table-cell>
              <table:table-cell office:value-type="float" office:value="467.980351897478">
                <text:p>467.980351897478</text:p>
              </table:table-cell>
            </table:table-row>
            <table:table-row>
              <table:table-cell office:value-type="string">
                <text:p>17</text:p>
                <draw:g>
                  <svg:desc>hash_nonce_size.A48:hash_nonce_size.A48</svg:desc>
                </draw:g>
              </table:table-cell>
              <table:table-cell office:value-type="float" office:value="0.115881865063323">
                <text:p>0.115881865063323</text:p>
                <draw:g>
                  <svg:desc>hash_nonce_size.B48:hash_nonce_size.O48</svg:desc>
                </draw:g>
              </table:table-cell>
              <table:table-cell office:value-type="float" office:value="0.231763730126646">
                <text:p>0.231763730126646</text:p>
              </table:table-cell>
              <table:table-cell office:value-type="float" office:value="0.463527460253293">
                <text:p>0.463527460253293</text:p>
              </table:table-cell>
              <table:table-cell office:value-type="float" office:value="0.927054920506586">
                <text:p>0.927054920506586</text:p>
              </table:table-cell>
              <table:table-cell office:value-type="float" office:value="1.85410984101317">
                <text:p>1.85410984101317</text:p>
              </table:table-cell>
              <table:table-cell office:value-type="float" office:value="3.70821968202634">
                <text:p>3.70821968202634</text:p>
              </table:table-cell>
              <table:table-cell office:value-type="float" office:value="7.41643936405269">
                <text:p>7.41643936405269</text:p>
              </table:table-cell>
              <table:table-cell office:value-type="float" office:value="14.8328787281054">
                <text:p>14.8328787281054</text:p>
              </table:table-cell>
              <table:table-cell office:value-type="float" office:value="29.6657574562108">
                <text:p>29.6657574562108</text:p>
              </table:table-cell>
              <table:table-cell office:value-type="float" office:value="59.3315149124215">
                <text:p>59.3315149124215</text:p>
              </table:table-cell>
              <table:table-cell office:value-type="float" office:value="118.663029824843">
                <text:p>118.663029824843</text:p>
              </table:table-cell>
              <table:table-cell office:value-type="float" office:value="237.326059649686">
                <text:p>237.326059649686</text:p>
              </table:table-cell>
              <table:table-cell office:value-type="float" office:value="474.652119299372">
                <text:p>474.652119299372</text:p>
              </table:table-cell>
              <table:table-cell office:value-type="float" office:value="949.304238598744">
                <text:p>949.304238598744</text:p>
              </table:table-cell>
            </table:table-row>
            <table:table-row>
              <table:table-cell office:value-type="string">
                <text:p>18</text:p>
                <draw:g>
                  <svg:desc>hash_nonce_size.A49:hash_nonce_size.A49</svg:desc>
                </draw:g>
              </table:table-cell>
              <table:table-cell office:value-type="float" office:value="0.235767008913341">
                <text:p>0.235767008913341</text:p>
                <draw:g>
                  <svg:desc>hash_nonce_size.B49:hash_nonce_size.O49</svg:desc>
                </draw:g>
              </table:table-cell>
              <table:table-cell office:value-type="float" office:value="0.471534017826683">
                <text:p>0.471534017826683</text:p>
              </table:table-cell>
              <table:table-cell office:value-type="float" office:value="0.943068035653366">
                <text:p>0.943068035653366</text:p>
              </table:table-cell>
              <table:table-cell office:value-type="float" office:value="1.88613607130673">
                <text:p>1.88613607130673</text:p>
              </table:table-cell>
              <table:table-cell office:value-type="float" office:value="3.77227214261346">
                <text:p>3.77227214261346</text:p>
              </table:table-cell>
              <table:table-cell office:value-type="float" office:value="7.54454428522692">
                <text:p>7.54454428522692</text:p>
              </table:table-cell>
              <table:table-cell office:value-type="float" office:value="15.0890885704538">
                <text:p>15.0890885704538</text:p>
              </table:table-cell>
              <table:table-cell office:value-type="float" office:value="30.1781771409077">
                <text:p>30.1781771409077</text:p>
              </table:table-cell>
              <table:table-cell office:value-type="float" office:value="60.3563542818154">
                <text:p>60.3563542818154</text:p>
              </table:table-cell>
              <table:table-cell office:value-type="float" office:value="120.712708563631">
                <text:p>120.712708563631</text:p>
              </table:table-cell>
              <table:table-cell office:value-type="float" office:value="241.425417127262">
                <text:p>241.425417127262</text:p>
              </table:table-cell>
              <table:table-cell office:value-type="float" office:value="482.850834254523">
                <text:p>482.850834254523</text:p>
              </table:table-cell>
              <table:table-cell office:value-type="float" office:value="965.701668509046">
                <text:p>965.701668509046</text:p>
              </table:table-cell>
              <table:table-cell office:value-type="float" office:value="1931.40333701809">
                <text:p>1931.40333701809</text:p>
              </table:table-cell>
            </table:table-row>
            <table:table-row>
              <table:table-cell office:value-type="string">
                <text:p>19</text:p>
                <draw:g>
                  <svg:desc>hash_nonce_size.A50:hash_nonce_size.A50</svg:desc>
                </draw:g>
              </table:table-cell>
              <table:table-cell office:value-type="float" office:value="0.530849263249984">
                <text:p>0.530849263249984</text:p>
                <draw:g>
                  <svg:desc>hash_nonce_size.B50:hash_nonce_size.O50</svg:desc>
                </draw:g>
              </table:table-cell>
              <table:table-cell office:value-type="float" office:value="1.06169852649997">
                <text:p>1.06169852649997</text:p>
              </table:table-cell>
              <table:table-cell office:value-type="float" office:value="2.12339705299994">
                <text:p>2.12339705299994</text:p>
              </table:table-cell>
              <table:table-cell office:value-type="float" office:value="4.24679410599987">
                <text:p>4.24679410599987</text:p>
              </table:table-cell>
              <table:table-cell office:value-type="float" office:value="8.49358821199974">
                <text:p>8.49358821199974</text:p>
              </table:table-cell>
              <table:table-cell office:value-type="float" office:value="16.9871764239995">
                <text:p>16.9871764239995</text:p>
              </table:table-cell>
              <table:table-cell office:value-type="float" office:value="33.974352847999">
                <text:p>33.974352847999</text:p>
              </table:table-cell>
              <table:table-cell office:value-type="float" office:value="67.9487056959979">
                <text:p>67.9487056959979</text:p>
              </table:table-cell>
              <table:table-cell office:value-type="float" office:value="135.897411391996">
                <text:p>135.897411391996</text:p>
              </table:table-cell>
              <table:table-cell office:value-type="float" office:value="271.794822783992">
                <text:p>271.794822783992</text:p>
              </table:table-cell>
              <table:table-cell office:value-type="float" office:value="543.589645567984">
                <text:p>543.589645567984</text:p>
              </table:table-cell>
              <table:table-cell office:value-type="float" office:value="1087.17929113597">
                <text:p>1087.17929113597</text:p>
              </table:table-cell>
              <table:table-cell office:value-type="float" office:value="2174.35858227193">
                <text:p>2174.35858227193</text:p>
              </table:table-cell>
              <table:table-cell office:value-type="float" office:value="4348.71716454387">
                <text:p>4348.71716454387</text:p>
              </table:table-cell>
            </table:table-row>
            <table:table-row>
              <table:table-cell office:value-type="string">
                <text:p>20</text:p>
                <draw:g>
                  <svg:desc>hash_nonce_size.A51:hash_nonce_size.A51</svg:desc>
                </draw:g>
              </table:table-cell>
              <table:table-cell office:value-type="float" office:value="0.92325502097335">
                <text:p>0.92325502097335</text:p>
                <draw:g>
                  <svg:desc>hash_nonce_size.B51:hash_nonce_size.O51</svg:desc>
                </draw:g>
              </table:table-cell>
              <table:table-cell office:value-type="float" office:value="1.8465100419467">
                <text:p>1.8465100419467</text:p>
              </table:table-cell>
              <table:table-cell office:value-type="float" office:value="3.6930200838934">
                <text:p>3.6930200838934</text:p>
              </table:table-cell>
              <table:table-cell office:value-type="float" office:value="7.3860401677868">
                <text:p>7.3860401677868</text:p>
              </table:table-cell>
              <table:table-cell office:value-type="float" office:value="14.7720803355736">
                <text:p>14.7720803355736</text:p>
              </table:table-cell>
              <table:table-cell office:value-type="float" office:value="29.5441606711472">
                <text:p>29.5441606711472</text:p>
              </table:table-cell>
              <table:table-cell office:value-type="float" office:value="59.0883213422944">
                <text:p>59.0883213422944</text:p>
              </table:table-cell>
              <table:table-cell office:value-type="float" office:value="118.176642684589">
                <text:p>118.176642684589</text:p>
              </table:table-cell>
              <table:table-cell office:value-type="float" office:value="236.353285369178">
                <text:p>236.353285369178</text:p>
              </table:table-cell>
              <table:table-cell office:value-type="float" office:value="472.706570738355">
                <text:p>472.706570738355</text:p>
              </table:table-cell>
              <table:table-cell office:value-type="float" office:value="945.413141476711">
                <text:p>945.413141476711</text:p>
              </table:table-cell>
              <table:table-cell office:value-type="float" office:value="1890.82628295342">
                <text:p>1890.82628295342</text:p>
              </table:table-cell>
              <table:table-cell office:value-type="float" office:value="3781.65256590684">
                <text:p>3781.65256590684</text:p>
              </table:table-cell>
              <table:table-cell office:value-type="float" office:value="7563.30513181369">
                <text:p>7563.30513181369</text:p>
              </table:table-cell>
            </table:table-row>
            <table:table-row>
              <table:table-cell office:value-type="string">
                <text:p>21</text:p>
                <draw:g>
                  <svg:desc>hash_nonce_size.A52:hash_nonce_size.A52</svg:desc>
                </draw:g>
              </table:table-cell>
              <table:table-cell office:value-type="float" office:value="2.07426305866335">
                <text:p>2.07426305866335</text:p>
                <draw:g>
                  <svg:desc>hash_nonce_size.B52:hash_nonce_size.O52</svg:desc>
                </draw:g>
              </table:table-cell>
              <table:table-cell office:value-type="float" office:value="4.14852611732669">
                <text:p>4.14852611732669</text:p>
              </table:table-cell>
              <table:table-cell office:value-type="float" office:value="8.29705223465338">
                <text:p>8.29705223465338</text:p>
              </table:table-cell>
              <table:table-cell office:value-type="float" office:value="16.5941044693068">
                <text:p>16.5941044693068</text:p>
              </table:table-cell>
              <table:table-cell office:value-type="float" office:value="33.1882089386135">
                <text:p>33.1882089386135</text:p>
              </table:table-cell>
              <table:table-cell office:value-type="float" office:value="66.3764178772271">
                <text:p>66.3764178772271</text:p>
              </table:table-cell>
              <table:table-cell office:value-type="float" office:value="132.752835754454">
                <text:p>132.752835754454</text:p>
              </table:table-cell>
              <table:table-cell office:value-type="float" office:value="265.505671508908">
                <text:p>265.505671508908</text:p>
              </table:table-cell>
              <table:table-cell office:value-type="float" office:value="531.011343017817">
                <text:p>531.011343017817</text:p>
              </table:table-cell>
              <table:table-cell office:value-type="float" office:value="1062.02268603563">
                <text:p>1062.02268603563</text:p>
              </table:table-cell>
              <table:table-cell office:value-type="float" office:value="2124.04537207127">
                <text:p>2124.04537207127</text:p>
              </table:table-cell>
              <table:table-cell office:value-type="float" office:value="4248.09074414253">
                <text:p>4248.09074414253</text:p>
              </table:table-cell>
              <table:table-cell office:value-type="float" office:value="8496.18148828507">
                <text:p>8496.18148828507</text:p>
              </table:table-cell>
              <table:table-cell office:value-type="float" office:value="16992.3629765701">
                <text:p>16992.3629765701</text:p>
              </table:table-cell>
            </table:table-row>
            <table:table-row>
              <table:table-cell office:value-type="string">
                <text:p>22</text:p>
                <draw:g>
                  <svg:desc>hash_nonce_size.A53:hash_nonce_size.A53</svg:desc>
                </draw:g>
              </table:table-cell>
              <table:table-cell office:value-type="float" office:value="4.34511278142333">
                <text:p>4.34511278142333</text:p>
                <draw:g>
                  <svg:desc>hash_nonce_size.B53:hash_nonce_size.O53</svg:desc>
                </draw:g>
              </table:table-cell>
              <table:table-cell office:value-type="float" office:value="8.69022556284666">
                <text:p>8.69022556284666</text:p>
              </table:table-cell>
              <table:table-cell office:value-type="float" office:value="17.3804511256933">
                <text:p>17.3804511256933</text:p>
              </table:table-cell>
              <table:table-cell office:value-type="float" office:value="34.7609022513866">
                <text:p>34.7609022513866</text:p>
              </table:table-cell>
              <table:table-cell office:value-type="float" office:value="69.5218045027733">
                <text:p>69.5218045027733</text:p>
              </table:table-cell>
              <table:table-cell office:value-type="float" office:value="139.043609005547">
                <text:p>139.043609005547</text:p>
              </table:table-cell>
              <table:table-cell office:value-type="float" office:value="278.087218011093">
                <text:p>278.087218011093</text:p>
              </table:table-cell>
              <table:table-cell office:value-type="float" office:value="556.174436022186">
                <text:p>556.174436022186</text:p>
              </table:table-cell>
              <table:table-cell office:value-type="float" office:value="1112.34887204437">
                <text:p>1112.34887204437</text:p>
              </table:table-cell>
              <table:table-cell office:value-type="float" office:value="2224.69774408874">
                <text:p>2224.69774408874</text:p>
              </table:table-cell>
              <table:table-cell office:value-type="float" office:value="4449.39548817749">
                <text:p>4449.39548817749</text:p>
              </table:table-cell>
              <table:table-cell office:value-type="float" office:value="8898.79097635498">
                <text:p>8898.79097635498</text:p>
              </table:table-cell>
              <table:table-cell office:value-type="float" office:value="17797.58195271">
                <text:p>17797.58195271</text:p>
              </table:table-cell>
              <table:table-cell office:value-type="float" office:value="35595.1639054199">
                <text:p>35595.1639054199</text:p>
              </table:table-cell>
            </table:table-row>
            <table:table-row>
              <table:table-cell office:value-type="string">
                <text:p>23</text:p>
                <draw:g>
                  <svg:desc>hash_nonce_size.A54:hash_nonce_size.A54</svg:desc>
                </draw:g>
              </table:table-cell>
              <table:table-cell office:value-type="float" office:value="8.42284727207666">
                <text:p>8.42284727207666</text:p>
                <draw:g>
                  <svg:desc>hash_nonce_size.B54:hash_nonce_size.O54</svg:desc>
                </draw:g>
              </table:table-cell>
              <table:table-cell office:value-type="float" office:value="16.8456945441533">
                <text:p>16.8456945441533</text:p>
              </table:table-cell>
              <table:table-cell office:value-type="float" office:value="33.6913890883067">
                <text:p>33.6913890883067</text:p>
              </table:table-cell>
              <table:table-cell office:value-type="float" office:value="67.3827781766133">
                <text:p>67.3827781766133</text:p>
              </table:table-cell>
              <table:table-cell office:value-type="float" office:value="134.765556353227">
                <text:p>134.765556353227</text:p>
              </table:table-cell>
              <table:table-cell office:value-type="float" office:value="269.531112706453">
                <text:p>269.531112706453</text:p>
              </table:table-cell>
              <table:table-cell office:value-type="float" office:value="539.062225412907">
                <text:p>539.062225412907</text:p>
              </table:table-cell>
              <table:table-cell office:value-type="float" office:value="1078.12445082581">
                <text:p>1078.12445082581</text:p>
              </table:table-cell>
              <table:table-cell office:value-type="float" office:value="2156.24890165163">
                <text:p>2156.24890165163</text:p>
              </table:table-cell>
              <table:table-cell office:value-type="float" office:value="4312.49780330325">
                <text:p>4312.49780330325</text:p>
              </table:table-cell>
              <table:table-cell office:value-type="float" office:value="8624.9956066065">
                <text:p>8624.9956066065</text:p>
              </table:table-cell>
              <table:table-cell office:value-type="float" office:value="17249.991213213">
                <text:p>17249.991213213</text:p>
              </table:table-cell>
              <table:table-cell office:value-type="float" office:value="34499.982426426">
                <text:p>34499.982426426</text:p>
              </table:table-cell>
              <table:table-cell office:value-type="float" office:value="68999.964852852">
                <text:p>68999.9648528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6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